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writing-mode="lr-tb"/>
    </style:style>
    <style:style style:name="Table1.A" style:family="table-column">
      <style:table-column-properties style:column-width="3.297cm" style:rel-column-width="12708*"/>
    </style:style>
    <style:style style:name="Table1.B" style:family="table-column">
      <style:table-column-properties style:column-width="2.408cm" style:rel-column-width="9281*"/>
    </style:style>
    <style:style style:name="Table1.C" style:family="table-column">
      <style:table-column-properties style:column-width="3.898cm" style:rel-column-width="15027*"/>
    </style:style>
    <style:style style:name="Table1.D" style:family="table-column">
      <style:table-column-properties style:column-width="3.997cm" style:rel-column-width="15408*"/>
    </style:style>
    <style:style style:name="Table1.E" style:family="table-column">
      <style:table-column-properties style:column-width="3.401cm" style:rel-column-width="1311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c2d184" officeooo:paragraph-rsid="01c2d184"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c2d184"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1c2d184" style:font-size-asian="18pt" style:font-weight-asian="bold" style:font-size-complex="18pt" style:font-weight-complex="bold"/>
    </style:style>
    <style:style style:name="P8" style:family="paragraph" style:parent-style-name="Text_20_body">
      <style:text-properties officeooo:rsid="000b6d09" officeooo:paragraph-rsid="001ab970"/>
    </style:style>
    <style:style style:name="P9" style:family="paragraph" style:parent-style-name="Text_20_body">
      <style:text-properties officeooo:rsid="002ca74a" officeooo:paragraph-rsid="00520be9"/>
    </style:style>
    <style:style style:name="P10" style:family="paragraph" style:parent-style-name="Text_20_body">
      <style:text-properties officeooo:paragraph-rsid="00520be9"/>
    </style:style>
    <style:style style:name="P11" style:family="paragraph" style:parent-style-name="Text_20_body">
      <style:text-properties officeooo:rsid="01581487" officeooo:paragraph-rsid="01581487"/>
    </style:style>
    <style:style style:name="P12" style:family="paragraph" style:parent-style-name="Text_20_body">
      <style:text-properties officeooo:rsid="01c4e3a8" officeooo:paragraph-rsid="01c4e3a8"/>
    </style:style>
    <style:style style:name="P13" style:family="paragraph" style:parent-style-name="Text_20_body">
      <style:text-properties officeooo:rsid="01c5825f" officeooo:paragraph-rsid="01c5825f"/>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text-properties style:font-name="Liberation Serif" fo:font-size="12pt" officeooo:paragraph-rsid="01c6c55d" style:font-size-asian="12pt" style:font-size-complex="12pt"/>
    </style:style>
    <style:style style:name="P16" style:family="paragraph" style:parent-style-name="Text_20_body">
      <style:paragraph-properties fo:line-height="120%"/>
      <style:text-properties style:font-name="Liberation Serif" fo:font-size="12pt" officeooo:rsid="01c9fa05" officeooo:paragraph-rsid="01d4ae64" style:font-size-asian="12pt" style:font-size-complex="12pt"/>
    </style:style>
    <style:style style:name="P17" style:family="paragraph" style:parent-style-name="Text_20_body">
      <style:text-properties style:font-name="Liberation Serif" fo:font-size="12pt" officeooo:rsid="01d4b9a1" officeooo:paragraph-rsid="01d4b9a1" style:font-size-asian="12pt" style:font-size-complex="12pt"/>
    </style:style>
    <style:style style:name="P18" style:family="paragraph" style:parent-style-name="Text_20_body">
      <style:text-properties officeooo:rsid="01029a62" officeooo:paragraph-rsid="010af388"/>
    </style:style>
    <style:style style:name="P19" style:family="paragraph" style:parent-style-name="Text_20_body">
      <style:text-properties officeooo:rsid="01ca39d5" officeooo:paragraph-rsid="01ca39d5"/>
    </style:style>
    <style:style style:name="P20" style:family="paragraph" style:parent-style-name="Text_20_body">
      <style:text-properties officeooo:rsid="01cabb65" officeooo:paragraph-rsid="01cabb65"/>
    </style:style>
    <style:style style:name="P21" style:family="paragraph" style:parent-style-name="Text_20_body">
      <style:text-properties officeooo:rsid="01ccb60a" officeooo:paragraph-rsid="01ccb60a"/>
    </style:style>
    <style:style style:name="P22" style:family="paragraph" style:parent-style-name="Text_20_body">
      <style:text-properties officeooo:rsid="01c2d184" officeooo:paragraph-rsid="000b6d09"/>
    </style:style>
    <style:style style:name="P23" style:family="paragraph" style:parent-style-name="Text_20_body">
      <style:text-properties fo:font-variant="normal" fo:text-transform="none" fo:color="#333333" style:font-name="Liberation Serif" fo:font-size="12pt" fo:letter-spacing="normal" fo:font-style="normal" fo:font-weight="normal" officeooo:paragraph-rsid="01c89cd2" style:font-size-asian="12pt" style:font-size-complex="12pt"/>
    </style:style>
    <style:style style:name="P24" style:family="paragraph" style:parent-style-name="Text_20_body">
      <style:text-properties officeooo:paragraph-rsid="01d3d062"/>
    </style:style>
    <style:style style:name="P25" style:family="paragraph" style:parent-style-name="Text_20_body">
      <style:text-properties officeooo:paragraph-rsid="01c9fa05"/>
    </style:style>
    <style:style style:name="P26" style:family="paragraph" style:parent-style-name="Text_20_body">
      <style:text-properties officeooo:rsid="01d511be" officeooo:paragraph-rsid="01d511be"/>
    </style:style>
    <style:style style:name="P27" style:family="paragraph" style:parent-style-name="Text_20_body">
      <style:text-properties officeooo:rsid="01d6cd21" officeooo:paragraph-rsid="01d6cd21"/>
    </style:style>
    <style:style style:name="P28" style:family="paragraph" style:parent-style-name="Text_20_body">
      <style:text-properties officeooo:rsid="01d81149" officeooo:paragraph-rsid="01d81149"/>
    </style:style>
    <style:style style:name="P29" style:family="paragraph" style:parent-style-name="Text_20_body">
      <style:text-properties officeooo:rsid="01db02e5" officeooo:paragraph-rsid="01db02e5"/>
    </style:style>
    <style:style style:name="P30" style:family="paragraph" style:parent-style-name="Text_20_body">
      <style:text-properties officeooo:rsid="01db7adb" officeooo:paragraph-rsid="01db7adb"/>
    </style:style>
    <style:style style:name="P31" style:family="paragraph" style:parent-style-name="Text_20_body">
      <style:text-properties officeooo:rsid="01dc2e16" officeooo:paragraph-rsid="01dc2e16"/>
    </style:style>
    <style:style style:name="P32" style:family="paragraph" style:parent-style-name="Text_20_body">
      <style:text-properties officeooo:rsid="01de3078" officeooo:paragraph-rsid="01decc17"/>
    </style:style>
    <style:style style:name="P33" style:family="paragraph" style:parent-style-name="Text_20_body" style:master-page-name="">
      <style:paragraph-properties style:page-number="auto" fo:break-before="auto" fo:break-after="auto"/>
    </style:style>
    <style:style style:name="P34" style:family="paragraph" style:parent-style-name="Text_20_body" style:master-page-name="">
      <style:paragraph-properties style:page-number="auto" fo:break-before="auto" fo:break-after="auto"/>
      <style:text-properties officeooo:rsid="01db02e5" officeooo:paragraph-rsid="01db02e5"/>
    </style:style>
    <style:style style:name="P35"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36" style:family="paragraph" style:parent-style-name="Table">
      <style:text-properties fo:font-style="normal" officeooo:rsid="001ab970" officeooo:paragraph-rsid="001ab970" style:font-style-asian="normal" style:font-style-complex="normal"/>
    </style:style>
    <style:style style:name="P37"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38"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39" style:family="paragraph" style:parent-style-name="Table">
      <style:paragraph-properties fo:text-align="center" style:justify-single-word="false"/>
      <style:text-properties fo:font-style="normal" officeooo:rsid="018aaad4" officeooo:paragraph-rsid="018aaad4" style:font-style-asian="normal" style:font-style-complex="normal"/>
    </style:style>
    <style:style style:name="P40" style:family="paragraph" style:parent-style-name="Table">
      <style:text-properties fo:font-style="normal" officeooo:rsid="018aaad4" officeooo:paragraph-rsid="018aaad4" style:font-style-asian="normal" style:font-style-complex="normal"/>
    </style:style>
    <style:style style:name="P41" style:family="paragraph" style:parent-style-name="Table">
      <style:paragraph-properties fo:text-align="center" style:justify-single-word="false"/>
      <style:text-properties fo:font-style="normal" officeooo:rsid="01bc4be9" officeooo:paragraph-rsid="01bc4be9" style:font-style-asian="normal" style:font-style-complex="normal"/>
    </style:style>
    <style:style style:name="P42" style:family="paragraph" style:parent-style-name="Table">
      <style:paragraph-properties fo:text-align="center" style:justify-single-word="false"/>
      <style:text-properties fo:font-style="normal" officeooo:rsid="01c89cd2" officeooo:paragraph-rsid="01c89cd2" style:font-style-asian="normal" style:font-style-complex="normal"/>
    </style:style>
    <style:style style:name="P43" style:family="paragraph" style:parent-style-name="Table">
      <style:text-properties fo:font-style="normal" officeooo:rsid="01c89cd2" officeooo:paragraph-rsid="01c89cd2" style:font-style-asian="normal" style:font-style-complex="normal"/>
    </style:style>
    <style:style style:name="P44" style:family="paragraph" style:parent-style-name="Table">
      <style:paragraph-properties fo:text-align="center" style:justify-single-word="false"/>
      <style:text-properties fo:font-style="normal" officeooo:rsid="01d3d062" officeooo:paragraph-rsid="01d3d062" style:font-style-asian="normal" style:font-style-complex="normal"/>
    </style:style>
    <style:style style:name="P45" style:family="paragraph" style:parent-style-name="Table">
      <style:text-properties fo:font-style="normal" officeooo:rsid="01d3d062" officeooo:paragraph-rsid="01d3d062" style:font-style-asian="normal" style:font-style-complex="normal"/>
    </style:style>
    <style:style style:name="P46" style:family="paragraph" style:parent-style-name="Table">
      <style:paragraph-properties fo:text-align="center" style:justify-single-word="false"/>
      <style:text-properties officeooo:rsid="001ab970" officeooo:paragraph-rsid="001ab970"/>
    </style:style>
    <style:style style:name="P47" style:family="paragraph" style:parent-style-name="Table">
      <style:paragraph-properties fo:text-align="center" style:justify-single-word="false"/>
      <style:text-properties officeooo:rsid="000d39c5" officeooo:paragraph-rsid="001ab970"/>
    </style:style>
    <style:style style:name="P48" style:family="paragraph" style:parent-style-name="Table">
      <style:text-properties officeooo:rsid="000d39c5" officeooo:paragraph-rsid="001ab970"/>
    </style:style>
    <style:style style:name="P49" style:family="paragraph" style:parent-style-name="Table">
      <style:paragraph-properties fo:keep-with-next="always"/>
    </style:style>
    <style:style style:name="P50" style:family="paragraph" style:parent-style-name="Text_20_body">
      <style:paragraph-properties fo:break-before="page"/>
      <style:text-properties officeooo:rsid="01ccb60a" officeooo:paragraph-rsid="01ccb60a"/>
    </style:style>
    <style:style style:name="P51" style:family="paragraph" style:parent-style-name="Text_20_body">
      <style:paragraph-properties fo:break-before="page"/>
      <style:text-properties officeooo:rsid="01db02e5" officeooo:paragraph-rsid="01db02e5"/>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02e5" officeooo:paragraph-rsid="01db02e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b7adb" officeooo:paragraph-rsid="01db7ad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Table_20_index_20_1">
      <style:paragraph-properties>
        <style:tab-stops>
          <style:tab-stop style:position="17cm" style:type="right" style:leader-style="dotted" style:leader-text="."/>
        </style:tab-stops>
      </style:paragraph-properties>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db7adb" officeooo:paragraph-rsid="01db7adb" style:font-size-asian="10pt" style:font-style-asian="normal" style:font-weight-asian="normal" style:font-size-complex="12pt" style:font-style-complex="normal" style:font-weight-complex="normal" style:text-emphasize="none" style:text-overline-style="none" style:text-overline-color="font-color"/>
    </style:style>
    <style:style style:name="P60" style:family="paragraph" style:parent-style-name="Heading_20_2">
      <style:text-properties officeooo:rsid="01c4e3a8" officeooo:paragraph-rsid="01c4e3a8"/>
    </style:style>
    <style:style style:name="P61" style:family="paragraph" style:parent-style-name="Heading_20_2">
      <style:text-properties officeooo:rsid="01c5825f" officeooo:paragraph-rsid="01c5825f"/>
    </style:style>
    <style:style style:name="P62" style:family="paragraph" style:parent-style-name="Heading_20_2">
      <style:text-properties officeooo:rsid="01ca39d5" officeooo:paragraph-rsid="01ca39d5"/>
    </style:style>
    <style:style style:name="P63" style:family="paragraph" style:parent-style-name="Heading_20_2">
      <style:text-properties officeooo:rsid="01d6cd21" officeooo:paragraph-rsid="01d6cd21"/>
    </style:style>
    <style:style style:name="P64" style:family="paragraph" style:parent-style-name="Heading_20_2">
      <style:text-properties officeooo:rsid="01d81149" officeooo:paragraph-rsid="01d81149"/>
    </style:style>
    <style:style style:name="P65" style:family="paragraph" style:parent-style-name="Heading_20_2">
      <style:text-properties officeooo:rsid="01dc2e16" officeooo:paragraph-rsid="01dc2e16"/>
    </style:style>
    <style:style style:name="P66" style:family="paragraph" style:parent-style-name="Heading_20_2">
      <style:paragraph-properties fo:break-before="page"/>
      <style:text-properties officeooo:rsid="01c89cd2" officeooo:paragraph-rsid="01c89cd2"/>
    </style:style>
    <style:style style:name="P67" style:family="paragraph" style:parent-style-name="Heading_20_3">
      <style:text-properties officeooo:rsid="01c5825f" officeooo:paragraph-rsid="01c5825f"/>
    </style:style>
    <style:style style:name="P68" style:family="paragraph" style:parent-style-name="Heading_20_3">
      <style:text-properties officeooo:rsid="01ca39d5" officeooo:paragraph-rsid="01ca39d5"/>
    </style:style>
    <style:style style:name="P69" style:family="paragraph" style:parent-style-name="Heading_20_3">
      <style:text-properties officeooo:rsid="01ccb60a" officeooo:paragraph-rsid="01ccb60a"/>
    </style:style>
    <style:style style:name="P70" style:family="paragraph" style:parent-style-name="Heading_20_3">
      <style:text-properties officeooo:rsid="01d511be" officeooo:paragraph-rsid="01d511be"/>
    </style:style>
    <style:style style:name="P71" style:family="paragraph" style:parent-style-name="Heading_20_3">
      <style:text-properties officeooo:rsid="01d81149" officeooo:paragraph-rsid="01d81149"/>
    </style:style>
    <style:style style:name="P72" style:family="paragraph" style:parent-style-name="Heading_20_3">
      <style:text-properties officeooo:rsid="01d6cd21" officeooo:paragraph-rsid="01d6cd21"/>
    </style:style>
    <style:style style:name="P73" style:family="paragraph" style:parent-style-name="Heading_20_3">
      <style:text-properties officeooo:rsid="01d954ad" officeooo:paragraph-rsid="01d954ad"/>
    </style:style>
    <style:style style:name="P74" style:family="paragraph" style:parent-style-name="Heading_20_3">
      <style:text-properties officeooo:rsid="01db7adb" officeooo:paragraph-rsid="01db7adb"/>
    </style:style>
    <style:style style:name="P75" style:family="paragraph" style:parent-style-name="Heading_20_3" style:master-page-name="">
      <style:paragraph-properties style:page-number="auto" fo:break-before="auto" fo:break-after="auto"/>
      <style:text-properties officeooo:rsid="01ccb60a" officeooo:paragraph-rsid="01ccb60a"/>
    </style:style>
    <style:style style:name="P7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78"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1c2d184" officeooo:paragraph-rsid="01c2d184" style:font-size-asian="18pt" style:font-weight-asian="bold" style:font-size-complex="18pt" style:font-weight-complex="bold"/>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cee023" officeooo:paragraph-rsid="01cee023"/>
    </style:style>
    <style:style style:name="P81" style:family="paragraph" style:parent-style-name="Heading_20_1" style:master-page-name="">
      <style:paragraph-properties style:page-number="auto" fo:break-before="auto" fo:break-after="auto"/>
      <style:text-properties officeooo:rsid="001ab970" officeooo:paragraph-rsid="001ab970"/>
    </style:style>
    <style:style style:name="P82" style:family="paragraph" style:parent-style-name="Heading_20_1" style:master-page-name="Standard">
      <style:paragraph-properties style:page-number="auto" fo:break-before="page"/>
      <style:text-properties officeooo:rsid="01c5825f" officeooo:paragraph-rsid="01c5825f"/>
    </style:style>
    <style:style style:name="P83" style:family="paragraph" style:parent-style-name="Heading_20_1" style:list-style-name="">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ca39d5" officeooo:paragraph-rsid="01ca39d5"/>
    </style:style>
    <style:style style:name="P84"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rsid="01ca39d5" officeooo:paragraph-rsid="01ca39d5"/>
    </style:style>
    <style:style style:name="P85" style:family="paragraph" style:parent-style-name="Text_20_body">
      <style:text-properties style:font-name="Liberation Serif" fo:font-size="12pt" style:font-size-asian="12pt" style:font-size-complex="12pt"/>
    </style:style>
    <style:style style:name="P86" style:family="paragraph" style:parent-style-name="Text_20_body" style:list-style-name="L2">
      <style:text-properties style:font-name="Liberation Serif" fo:font-size="12pt" officeooo:paragraph-rsid="01c6c55d" style:font-size-asian="12pt" style:font-size-complex="12pt"/>
    </style:style>
    <style:style style:name="P87" style:family="paragraph" style:parent-style-name="Text_20_body" style:list-style-name="L3">
      <style:text-properties style:font-name="Liberation Serif" fo:font-size="12pt" style:font-size-asian="12pt" style:font-size-complex="12pt"/>
    </style:style>
    <style:style style:name="P88" style:family="paragraph" style:parent-style-name="Text_20_body" style:list-style-name="L4">
      <style:text-properties style:font-name="Liberation Serif" fo:font-size="12pt" style:font-size-asian="12pt" style:font-size-complex="12pt"/>
    </style:style>
    <style:style style:name="P89" style:family="paragraph" style:parent-style-name="Text_20_body" style:list-style-name="L6">
      <style:text-properties style:font-name="Liberation Serif" fo:font-size="12pt" style:font-size-asian="12pt" style:font-size-complex="12pt"/>
    </style:style>
    <style:style style:name="P90" style:family="paragraph" style:parent-style-name="Text_20_body" style:list-style-name="L6">
      <style:text-properties style:font-name="Liberation Serif" fo:font-size="12pt" officeooo:paragraph-rsid="01d4ae64" style:font-size-asian="12pt" style:font-size-complex="12pt"/>
    </style:style>
    <style:style style:name="P91" style:family="paragraph" style:parent-style-name="Text_20_body" style:list-style-name="L6">
      <style:text-properties style:font-name="Liberation Serif" fo:font-size="12pt" officeooo:rsid="01c9fa05" officeooo:paragraph-rsid="01ca39d5" style:font-size-asian="12pt" style:font-size-complex="12pt"/>
    </style:style>
    <style:style style:name="P92" style:family="paragraph" style:parent-style-name="Text_20_body" style:list-style-name="L7">
      <style:text-properties style:font-name="Liberation Serif" fo:font-size="12pt" officeooo:paragraph-rsid="01d4ae64" style:font-size-asian="12pt" style:font-size-complex="12pt"/>
    </style:style>
    <style:style style:name="P93" style:family="paragraph" style:parent-style-name="Text_20_body" style:list-style-name="L7">
      <style:text-properties style:font-name="Liberation Serif" fo:font-size="12pt" officeooo:rsid="01c8ea68" officeooo:paragraph-rsid="01c8ea68" style:font-size-asian="12pt" style:font-size-complex="12pt"/>
    </style:style>
    <style:style style:name="P94" style:family="paragraph" style:parent-style-name="Text_20_body" style:list-style-name="L7">
      <style:text-properties style:font-name="Liberation Serif" fo:font-size="12pt" officeooo:rsid="01c8ea68" officeooo:paragraph-rsid="01c9fa05" style:font-size-asian="12pt" style:font-size-complex="12pt"/>
    </style:style>
    <style:style style:name="P95" style:family="paragraph" style:parent-style-name="Text_20_body" style:list-style-name="L7">
      <style:text-properties style:font-name="Liberation Serif" fo:font-size="12pt" officeooo:rsid="01c8ea68" officeooo:paragraph-rsid="01d4b9a1" style:font-size-asian="12pt" style:font-size-complex="12pt"/>
    </style:style>
    <style:style style:name="P96" style:family="paragraph" style:parent-style-name="Text_20_body">
      <style:text-properties style:font-name="Liberation Serif" fo:font-size="12pt" officeooo:rsid="01e02080" officeooo:paragraph-rsid="01e02080" style:font-size-asian="12pt" style:font-size-complex="12pt"/>
    </style:style>
    <style:style style:name="P97" style:family="paragraph" style:parent-style-name="Text_20_body" style:list-style-name="L1">
      <style:text-properties officeooo:rsid="01c4e3a8" officeooo:paragraph-rsid="01c5825f"/>
    </style:style>
    <style:style style:name="P98" style:family="paragraph" style:parent-style-name="Text_20_body" style:list-style-name="L1">
      <style:text-properties officeooo:rsid="01c5825f" officeooo:paragraph-rsid="01d3bdf7"/>
    </style:style>
    <style:style style:name="P99" style:family="paragraph" style:parent-style-name="Text_20_body" style:list-style-name="L1">
      <style:text-properties officeooo:rsid="01c5825f" officeooo:paragraph-rsid="01c5825f"/>
    </style:style>
    <style:style style:name="P100" style:family="paragraph" style:parent-style-name="Text_20_body" style:list-style-name="L5"/>
    <style:style style:name="P101" style:family="paragraph" style:parent-style-name="Text_20_body" style:list-style-name="L6">
      <style:text-properties officeooo:paragraph-rsid="01ca39d5"/>
    </style:style>
    <style:style style:name="P102" style:family="paragraph" style:parent-style-name="Text_20_body" style:list-style-name="L8">
      <style:text-properties officeooo:rsid="01cabb65" officeooo:paragraph-rsid="01cabb65"/>
    </style:style>
    <style:style style:name="P103" style:family="paragraph" style:parent-style-name="Text_20_body">
      <style:text-properties officeooo:rsid="01d6cd21" officeooo:paragraph-rsid="01d6cd21"/>
    </style:style>
    <style:style style:name="P104" style:family="paragraph" style:parent-style-name="Text_20_body">
      <style:text-properties officeooo:rsid="01e02080" officeooo:paragraph-rsid="01e02080"/>
    </style:style>
    <style:style style:name="P105" style:family="paragraph" style:parent-style-name="Text_20_body">
      <style:text-properties officeooo:rsid="01ccb60a" officeooo:paragraph-rsid="01ccb60a"/>
    </style:style>
    <style:style style:name="P106" style:family="paragraph" style:parent-style-name="Text_20_body">
      <style:text-properties officeooo:rsid="01e0e976" officeooo:paragraph-rsid="01e0e976"/>
    </style:style>
    <style:style style:name="P107" style:family="paragraph" style:parent-style-name="Text_20_body">
      <style:text-properties officeooo:rsid="01e2e323" officeooo:paragraph-rsid="01e2e323"/>
    </style:style>
    <style:style style:name="P108" style:family="paragraph" style:parent-style-name="Text_20_body">
      <style:text-properties officeooo:rsid="01d954ad" officeooo:paragraph-rsid="01d954ad"/>
    </style:style>
    <style:style style:name="P109" style:family="paragraph" style:parent-style-name="Text_20_body">
      <style:text-properties officeooo:rsid="01e4be9a" officeooo:paragraph-rsid="01e4be9a"/>
    </style:style>
    <style:style style:name="P110" style:family="paragraph" style:parent-style-name="Text_20_body">
      <style:text-properties officeooo:rsid="01029a62" officeooo:paragraph-rsid="01c89cd2"/>
    </style:style>
    <style:style style:name="P111" style:family="paragraph" style:parent-style-name="Text_20_body" style:list-style-name="L7">
      <style:paragraph-properties fo:break-before="page"/>
      <style:text-properties style:font-name="Liberation Serif" fo:font-size="12pt" officeooo:rsid="01c9fa05" officeooo:paragraph-rsid="01d4ae64" style:font-size-asian="12pt" style:font-size-complex="12pt"/>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officeooo:rsid="01029a62"/>
    </style:style>
    <style:style style:name="T5" style:family="text">
      <style:text-properties officeooo:rsid="001ab970"/>
    </style:style>
    <style:style style:name="T6" style:family="text">
      <style:text-properties style:text-position="super 58%" officeooo:rsid="01d3bdf7"/>
    </style:style>
    <style:style style:name="T7" style:family="text">
      <style:text-properties officeooo:rsid="01c42613"/>
    </style:style>
    <style:style style:name="T8" style:family="text">
      <style:text-properties officeooo:rsid="01c4e3a8"/>
    </style:style>
    <style:style style:name="T9" style:family="text">
      <style:text-properties officeooo:rsid="01c5825f"/>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officeooo:rsid="01c6c55d"/>
    </style:style>
    <style:style style:name="T12" style:family="text">
      <style:text-properties fo:font-variant="normal" fo:text-transform="none" fo:color="#333333" fo:letter-spacing="normal" fo:font-style="normal" fo:font-weight="normal" officeooo:rsid="01c89cd2"/>
    </style:style>
    <style:style style:name="T13" style:family="text">
      <style:text-properties fo:font-variant="normal" fo:text-transform="none" fo:color="#333333" fo:letter-spacing="normal" fo:font-style="normal" fo:font-weight="normal" officeooo:rsid="01d3bdf7"/>
    </style:style>
    <style:style style:name="T14" style:family="text">
      <style:text-properties fo:font-variant="normal" fo:text-transform="none" fo:color="#333333" style:font-name="Liberation Serif" fo:font-size="12pt" fo:letter-spacing="normal" fo:font-style="normal" fo:font-weight="normal" officeooo:rsid="01c89cd2" style:font-size-asian="12pt" style:font-size-complex="12pt"/>
    </style:style>
    <style:style style:name="T15" style:family="text">
      <style:text-properties fo:font-variant="normal" fo:text-transform="none" fo:color="#333333" style:font-name="Liberation Serif" fo:font-size="12pt" fo:letter-spacing="normal" fo:font-style="normal" fo:font-weight="normal" officeooo:rsid="01d3d062" style:font-size-asian="12pt" style:font-size-complex="12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1ca39d5"/>
    </style:style>
    <style:style style:name="T18" style:family="text">
      <style:text-properties fo:font-variant="normal" fo:text-transform="none" fo:color="#000000" fo:letter-spacing="normal" fo:font-style="normal" fo:font-weight="normal" officeooo:rsid="01d4b9a1"/>
    </style:style>
    <style:style style:name="T19" style:family="text">
      <style:text-properties fo:font-variant="normal" fo:text-transform="none" fo:color="#000000" style:font-name="Liberation Serif" fo:font-size="12pt" fo:letter-spacing="normal"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1c89cd2"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1d3d062"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1d4ae64" style:font-size-asian="12pt" style:font-size-complex="12pt"/>
    </style:style>
    <style:style style:name="T23" style:family="text">
      <style:text-properties officeooo:rsid="01c6c55d"/>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1c89cd2" style:font-size-asian="12pt" style:font-size-complex="12pt"/>
    </style:style>
    <style:style style:name="T26" style:family="text">
      <style:text-properties style:font-name="Liberation Serif" fo:font-size="12pt" officeooo:rsid="01c8ea68" style:font-size-asian="12pt" style:font-size-complex="12pt"/>
    </style:style>
    <style:style style:name="T27" style:family="text">
      <style:text-properties style:font-name="Liberation Serif" fo:font-size="12pt" officeooo:rsid="01ca39d5" style:font-size-asian="12pt" style:font-size-complex="12pt"/>
    </style:style>
    <style:style style:name="T28" style:family="text">
      <style:text-properties style:font-name="Liberation Serif" fo:font-size="12pt" officeooo:rsid="01d3d062" style:font-size-asian="12pt" style:font-size-complex="12pt"/>
    </style:style>
    <style:style style:name="T29" style:family="text">
      <style:text-properties style:font-name="Liberation Serif" fo:font-size="12pt" officeooo:rsid="01d4ae64" style:font-size-asian="12pt" style:font-size-complex="12pt"/>
    </style:style>
    <style:style style:name="T30" style:family="text">
      <style:text-properties style:font-name="Liberation Serif" fo:font-size="12pt" officeooo:rsid="01d4b9a1" style:font-size-asian="12pt" style:font-size-complex="12pt"/>
    </style:style>
    <style:style style:name="T31" style:family="text">
      <style:text-properties officeooo:rsid="01c89cd2"/>
    </style:style>
    <style:style style:name="T32" style:family="text">
      <style:text-properties officeooo:rsid="01c9fa05"/>
    </style:style>
    <style:style style:name="T33" style:family="text">
      <style:text-properties officeooo:rsid="01ca39d5"/>
    </style:style>
    <style:style style:name="T34" style:family="text">
      <style:text-properties officeooo:rsid="01cabb65"/>
    </style:style>
    <style:style style:name="T35" style:family="text">
      <style:text-properties fo:font-weight="bold" style:font-weight-asian="bold" style:font-weight-complex="bold"/>
    </style:style>
    <style:style style:name="T36" style:family="text">
      <style:text-properties officeooo:rsid="01cd8650"/>
    </style:style>
    <style:style style:name="T37" style:family="text">
      <style:text-properties officeooo:rsid="01d3bdf7"/>
    </style:style>
    <style:style style:name="T38" style:family="text">
      <style:text-properties officeooo:rsid="01d3d062"/>
    </style:style>
    <style:style style:name="T39" style:family="text">
      <style:text-properties officeooo:rsid="01d4ae64"/>
    </style:style>
    <style:style style:name="T40" style:family="text">
      <style:text-properties officeooo:rsid="01d4b9a1"/>
    </style:style>
    <style:style style:name="T41" style:family="text">
      <style:text-properties officeooo:rsid="01d511be"/>
    </style:style>
    <style:style style:name="T42" style:family="text">
      <style:text-properties officeooo:rsid="01d6cd21"/>
    </style:style>
    <style:style style:name="T43" style:family="text">
      <style:text-properties officeooo:rsid="01db02e5"/>
    </style:style>
    <style:style style:name="T44" style:family="text">
      <style:text-properties officeooo:rsid="01db7adb"/>
    </style:style>
    <style:style style:name="T45" style:family="text">
      <style:text-properties officeooo:rsid="01dc2e16"/>
    </style:style>
    <style:style style:name="T46" style:family="text">
      <style:text-properties officeooo:rsid="01de3078"/>
    </style:style>
    <style:style style:name="T47" style:family="text">
      <style:text-properties officeooo:rsid="01decc17"/>
    </style:style>
    <style:style style:name="T48" style:family="text">
      <style:text-properties fo:color="#000000" style:font-name="Liberation Serif1" fo:font-size="12pt" style:font-size-asian="10.5pt"/>
    </style:style>
    <style:style style:name="T49" style:family="text">
      <style:text-properties fo:color="#000000" style:font-name="Liberation Serif1" fo:font-size="12pt" officeooo:rsid="01decc17" style:font-size-asian="10.5pt"/>
    </style:style>
    <style:style style:name="T50" style:family="text">
      <style:text-properties fo:color="#000000" style:font-name="Liberation Serif1" fo:font-size="12pt" officeooo:rsid="01e0e976" style:font-size-asian="10.5pt"/>
    </style:style>
    <style:style style:name="T51" style:family="text">
      <style:text-properties officeooo:rsid="01e0e976"/>
    </style:style>
    <style:style style:name="T52" style:family="text">
      <style:text-properties officeooo:rsid="01e2e323"/>
    </style:style>
    <style:style style:name="T53" style:family="text">
      <style:text-properties officeooo:rsid="01e4be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48657904" text:id="ct105553148657904">
          <text:insertion>
            <office:change-info>
              <dc:creator>Unknown Author</dc:creator>
              <dc:date>2019-08-04T18:25:31</dc:date>
            </office:change-info>
          </text:insertion>
        </text:changed-region>
        <text:changed-region xml:id="ct105553148658384" text:id="ct105553148658384">
          <text:deletion>
            <office:change-info>
              <dc:creator>Unknown Author</dc:creator>
              <dc:date>2019-08-04T18:25:30</dc:date>
            </office:change-info>
            <text:p text:style-name="P2"><text:span text:style-name="T3">1</text:span></text:p>
          </text:deletion>
        </text:changed-region>
        <text:changed-region xml:id="ct105553148658144" text:id="ct105553148658144">
          <text:insertion>
            <office:change-info>
              <dc:creator>Unknown Author</dc:creator>
              <dc:date>2019-08-04T18:25:37</dc:date>
            </office:change-info>
          </text:insertion>
        </text:changed-region>
        <text:changed-region xml:id="ct105553148658624" text:id="ct105553148658624">
          <text:deletion>
            <office:change-info>
              <dc:creator>Unknown Author</dc:creator>
              <dc:date>2019-08-04T18:25:37</dc:date>
            </office:change-info>
            <text:p text:style-name="P4"><text:span text:style-name="T46">2</text:span><text:span text:style-name="T6">nd</text:span></text:p>
          </text:deletion>
        </text:changed-region>
        <text:changed-region xml:id="ct105553148133376" text:id="ct105553148133376">
          <text:insertion>
            <office:change-info>
              <dc:creator>Unknown Author</dc:creator>
              <dc:date>2019-08-04T22:19:02</dc:date>
            </office:change-info>
          </text:insertion>
        </text:changed-region>
        <text:changed-region xml:id="ct105553148135056" text:id="ct105553148135056">
          <text:insertion>
            <office:change-info>
              <dc:creator>Unknown Author</dc:creator>
              <dc:date>2019-08-04T22:20:01</dc:date>
            </office:change-info>
          </text:insertion>
        </text:changed-region>
        <text:changed-region xml:id="ct105553148244160" text:id="ct105553148244160">
          <text:insertion>
            <office:change-info>
              <dc:creator>Unknown Author</dc:creator>
              <dc:date>2019-08-04T22:21:06</dc:date>
            </office:change-info>
          </text:insertion>
        </text:changed-region>
        <text:changed-region xml:id="ct105553148743184" text:id="ct105553148743184">
          <text:insertion>
            <office:change-info>
              <dc:creator>Unknown Author</dc:creator>
              <dc:date>2019-08-04T18:27:12</dc:date>
            </office:change-info>
          </text:insertion>
        </text:changed-region>
        <text:changed-region xml:id="ct105553148742944" text:id="ct105553148742944">
          <text:deletion>
            <office:change-info>
              <dc:creator>Unknown Author</dc:creator>
              <dc:date>2019-08-04T18:27:11</dc:date>
            </office:change-info>
            <text:p text:style-name="P14"><text:span text:style-name="T38">,</text:span></text:p>
          </text:deletion>
        </text:changed-region>
        <text:changed-region xml:id="ct105553148743424" text:id="ct105553148743424">
          <text:insertion>
            <office:change-info>
              <dc:creator>Unknown Author</dc:creator>
              <dc:date>2019-08-04T18:27:16</dc:date>
            </office:change-info>
          </text:insertion>
        </text:changed-region>
        <text:changed-region xml:id="ct105553148743664" text:id="ct105553148743664">
          <text:insertion>
            <office:change-info>
              <dc:creator>Unknown Author</dc:creator>
              <dc:date>2019-08-04T18:35:07</dc:date>
            </office:change-info>
          </text:insertion>
        </text:changed-region>
        <text:changed-region xml:id="ct105553148743904" text:id="ct105553148743904">
          <text:insertion>
            <office:change-info>
              <dc:creator>Unknown Author</dc:creator>
              <dc:date>2019-08-04T18:36:06</dc:date>
            </office:change-info>
          </text:insertion>
        </text:changed-region>
        <text:changed-region xml:id="ct105553148744144" text:id="ct105553148744144">
          <text:insertion>
            <office:change-info>
              <dc:creator>Unknown Author</dc:creator>
              <dc:date>2019-08-04T18:30:11</dc:date>
            </office:change-info>
          </text:insertion>
        </text:changed-region>
        <text:changed-region xml:id="ct105553148744384" text:id="ct105553148744384">
          <text:insertion>
            <office:change-info>
              <dc:creator>Unknown Author</dc:creator>
              <dc:date>2019-08-04T18:36:44</dc:date>
            </office:change-info>
          </text:insertion>
        </text:changed-region>
        <text:changed-region xml:id="ct105553148744624" text:id="ct105553148744624">
          <text:insertion>
            <office:change-info>
              <dc:creator>Unknown Author</dc:creator>
              <dc:date>2019-08-04T18:38:22</dc:date>
            </office:change-info>
          </text:insertion>
        </text:changed-region>
        <text:changed-region xml:id="ct105553148744864" text:id="ct105553148744864">
          <text:insertion>
            <office:change-info>
              <dc:creator>Unknown Author</dc:creator>
              <dc:date>2019-08-04T18:37:07</dc:date>
            </office:change-info>
          </text:insertion>
        </text:changed-region>
        <text:changed-region xml:id="ct105553148745104" text:id="ct105553148745104">
          <text:insertion>
            <office:change-info>
              <dc:creator>Unknown Author</dc:creator>
              <dc:date>2019-08-04T18:38:26</dc:date>
            </office:change-info>
          </text:insertion>
        </text:changed-region>
        <text:changed-region xml:id="ct105553148745344" text:id="ct105553148745344">
          <text:insertion>
            <office:change-info>
              <dc:creator>Unknown Author</dc:creator>
              <dc:date>2019-08-04T18:32:00</dc:date>
            </office:change-info>
          </text:insertion>
        </text:changed-region>
        <text:changed-region xml:id="ct105553148745584" text:id="ct105553148745584">
          <text:insertion>
            <office:change-info>
              <dc:creator>Unknown Author</dc:creator>
              <dc:date>2019-08-04T18:37:52</dc:date>
            </office:change-info>
          </text:insertion>
        </text:changed-region>
        <text:changed-region xml:id="ct105553148745824" text:id="ct105553148745824">
          <text:insertion>
            <office:change-info>
              <dc:creator>Unknown Author</dc:creator>
              <dc:date>2019-08-04T18:33:01</dc:date>
            </office:change-info>
          </text:insertion>
        </text:changed-region>
        <text:changed-region xml:id="ct105553148746064" text:id="ct105553148746064">
          <text:insertion>
            <office:change-info>
              <dc:creator>Unknown Author</dc:creator>
              <dc:date>2019-08-04T18:38:43</dc:date>
            </office:change-info>
          </text:insertion>
        </text:changed-region>
        <text:changed-region xml:id="ct105553148746304" text:id="ct105553148746304">
          <text:insertion>
            <office:change-info>
              <dc:creator>Unknown Author</dc:creator>
              <dc:date>2019-08-04T18:39:00</dc:date>
            </office:change-info>
          </text:insertion>
        </text:changed-region>
        <text:changed-region xml:id="ct105553148204432" text:id="ct105553148204432">
          <text:insertion>
            <office:change-info>
              <dc:creator>Unknown Author</dc:creator>
              <dc:date>2019-08-04T21:44:09</dc:date>
            </office:change-info>
          </text:insertion>
        </text:changed-region>
        <text:changed-region xml:id="ct105553148039152" text:id="ct105553148039152">
          <text:insertion>
            <office:change-info>
              <dc:creator>Unknown Author</dc:creator>
              <dc:date>2019-08-04T21:42:20</dc:date>
            </office:change-info>
          </text:insertion>
        </text:changed-region>
        <text:changed-region xml:id="ct105553148200112" text:id="ct105553148200112">
          <text:insertion>
            <office:change-info>
              <dc:creator>Unknown Author</dc:creator>
              <dc:date>2019-08-04T21:43:01</dc:date>
            </office:change-info>
          </text:insertion>
        </text:changed-region>
        <text:changed-region xml:id="ct105553148028048" text:id="ct105553148028048">
          <text:insertion>
            <office:change-info>
              <dc:creator>Unknown Author</dc:creator>
              <dc:date>2019-08-04T21:49:37</dc:date>
            </office:change-info>
          </text:insertion>
        </text:changed-region>
        <text:changed-region xml:id="ct105553148031168" text:id="ct105553148031168">
          <text:insertion>
            <office:change-info>
              <dc:creator>Unknown Author</dc:creator>
              <dc:date>2019-08-04T21:50:14</dc:date>
            </office:change-info>
          </text:insertion>
        </text:changed-region>
        <text:changed-region xml:id="ct105553148019408" text:id="ct105553148019408">
          <text:insertion>
            <office:change-info>
              <dc:creator>Unknown Author</dc:creator>
              <dc:date>2019-08-04T21:51:00</dc:date>
            </office:change-info>
          </text:insertion>
        </text:changed-region>
        <text:changed-region xml:id="ct105553148207312" text:id="ct105553148207312">
          <text:insertion>
            <office:change-info>
              <dc:creator>Unknown Author</dc:creator>
              <dc:date>2019-08-04T21:52:07</dc:date>
            </office:change-info>
          </text:insertion>
        </text:changed-region>
        <text:changed-region xml:id="ct105553148030208" text:id="ct105553148030208">
          <text:insertion>
            <office:change-info>
              <dc:creator>Unknown Author</dc:creator>
              <dc:date>2019-08-04T21:53:03</dc:date>
            </office:change-info>
          </text:insertion>
        </text:changed-region>
        <text:changed-region xml:id="ct105553148018928" text:id="ct105553148018928">
          <text:insertion>
            <office:change-info>
              <dc:creator>Unknown Author</dc:creator>
              <dc:date>2019-08-04T21:56:41</dc:date>
            </office:change-info>
          </text:insertion>
        </text:changed-region>
        <text:changed-region xml:id="ct105553148024688" text:id="ct105553148024688">
          <text:insertion>
            <office:change-info>
              <dc:creator>Unknown Author</dc:creator>
              <dc:date>2019-08-04T21:53:03</dc:date>
            </office:change-info>
          </text:insertion>
        </text:changed-region>
        <text:changed-region xml:id="ct105553148034528" text:id="ct105553148034528">
          <text:insertion>
            <office:change-info>
              <dc:creator>Unknown Author</dc:creator>
              <dc:date>2019-08-04T21:59:46</dc:date>
            </office:change-info>
          </text:insertion>
        </text:changed-region>
        <text:changed-region xml:id="ct105553148029248" text:id="ct105553148029248">
          <text:insertion>
            <office:change-info>
              <dc:creator>Unknown Author</dc:creator>
              <dc:date>2019-08-04T21:56:45</dc:date>
            </office:change-info>
          </text:insertion>
        </text:changed-region>
        <text:changed-region xml:id="ct105553148026848" text:id="ct105553148026848">
          <text:insertion>
            <office:change-info>
              <dc:creator>Unknown Author</dc:creator>
              <dc:date>2019-08-04T21:53:03</dc:date>
            </office:change-info>
          </text:insertion>
        </text:changed-region>
        <text:changed-region xml:id="ct105553148027328" text:id="ct105553148027328">
          <text:insertion>
            <office:change-info>
              <dc:creator>Unknown Author</dc:creator>
              <dc:date>2019-08-04T21:54:01</dc:date>
            </office:change-info>
          </text:insertion>
        </text:changed-region>
        <text:changed-region xml:id="ct105553148207552" text:id="ct105553148207552">
          <text:insertion>
            <office:change-info>
              <dc:creator>Unknown Author</dc:creator>
              <dc:date>2019-08-04T21:55:32</dc:date>
            </office:change-info>
          </text:insertion>
        </text:changed-region>
        <text:changed-region xml:id="ct105553148032848" text:id="ct105553148032848">
          <text:insertion>
            <office:change-info>
              <dc:creator>Unknown Author</dc:creator>
              <dc:date>2019-08-04T21:56:00</dc:date>
            </office:change-info>
          </text:insertion>
        </text:changed-region>
        <text:changed-region xml:id="ct105553148622672" text:id="ct105553148622672">
          <text:insertion>
            <office:change-info>
              <dc:creator>Unknown Author</dc:creator>
              <dc:date>2019-08-04T21:57:10</dc:date>
            </office:change-info>
          </text:insertion>
        </text:changed-region>
        <text:changed-region xml:id="ct105553147997680" text:id="ct105553147997680">
          <text:insertion>
            <office:change-info>
              <dc:creator>Unknown Author</dc:creator>
              <dc:date>2019-08-04T21:58:01</dc:date>
            </office:change-info>
          </text:insertion>
        </text:changed-region>
        <text:changed-region xml:id="ct105553148201312" text:id="ct105553148201312">
          <text:insertion>
            <office:change-info>
              <dc:creator>Unknown Author</dc:creator>
              <dc:date>2019-08-04T22:01:19</dc:date>
            </office:change-info>
          </text:insertion>
        </text:changed-region>
        <text:changed-region xml:id="ct105553148517888" text:id="ct105553148517888">
          <text:insertion>
            <office:change-info>
              <dc:creator>Unknown Author</dc:creator>
              <dc:date>2019-08-04T22:02:12</dc:date>
            </office:change-info>
          </text:insertion>
        </text:changed-region>
        <text:changed-region xml:id="ct105553148622432" text:id="ct105553148622432">
          <text:insertion>
            <office:change-info>
              <dc:creator>Unknown Author</dc:creator>
              <dc:date>2019-08-04T22:04:05</dc:date>
            </office:change-info>
          </text:insertion>
        </text:changed-region>
        <text:changed-region xml:id="ct105553148182528" text:id="ct105553148182528">
          <text:insertion>
            <office:change-info>
              <dc:creator>Unknown Author</dc:creator>
              <dc:date>2019-08-04T22:05:09</dc:date>
            </office:change-info>
          </text:insertion>
        </text:changed-region>
        <text:changed-region xml:id="ct105553148182768" text:id="ct105553148182768">
          <text:insertion>
            <office:change-info>
              <dc:creator>Unknown Author</dc:creator>
              <dc:date>2019-08-04T22:06:01</dc:date>
            </office:change-info>
          </text:insertion>
        </text:changed-region>
        <text:changed-region xml:id="ct105553148204912" text:id="ct105553148204912">
          <text:insertion>
            <office:change-info>
              <dc:creator>Unknown Author</dc:creator>
              <dc:date>2019-08-04T22:08:09</dc:date>
            </office:change-info>
          </text:insertion>
        </text:changed-region>
        <text:changed-region xml:id="ct105553148204192" text:id="ct105553148204192">
          <text:insertion>
            <office:change-info>
              <dc:creator>Unknown Author</dc:creator>
              <dc:date>2019-08-04T22:07:05</dc:date>
            </office:change-info>
          </text:insertion>
        </text:changed-region>
        <text:changed-region xml:id="ct105553148673264" text:id="ct105553148673264">
          <text:insertion>
            <office:change-info>
              <dc:creator>Unknown Author</dc:creator>
              <dc:date>2019-08-04T22:08:00</dc:date>
            </office:change-info>
          </text:insertion>
        </text:changed-region>
        <text:changed-region xml:id="ct105553148201792" text:id="ct105553148201792">
          <text:insertion>
            <office:change-info>
              <dc:creator>Unknown Author</dc:creator>
              <dc:date>2019-08-04T22:10:07</dc:date>
            </office:change-info>
          </text:insertion>
        </text:changed-region>
        <text:changed-region xml:id="ct105553148029968" text:id="ct105553148029968">
          <text:insertion>
            <office:change-info>
              <dc:creator>Unknown Author</dc:creator>
              <dc:date>2019-08-04T22:12:38</dc:date>
            </office:change-info>
          </text:insertion>
        </text:changed-region>
        <text:changed-region xml:id="ct105553148199392" text:id="ct105553148199392">
          <text:insertion>
            <office:change-info>
              <dc:creator>Unknown Author</dc:creator>
              <dc:date>2019-08-04T22:11:27</dc:date>
            </office:change-info>
          </text:insertion>
        </text:changed-region>
        <text:changed-region xml:id="ct105553148622192" text:id="ct105553148622192">
          <text:insertion>
            <office:change-info>
              <dc:creator>Unknown Author</dc:creator>
              <dc:date>2019-08-04T22:12:00</dc:date>
            </office:change-info>
          </text:insertion>
        </text:changed-region>
        <text:changed-region xml:id="ct105553148231680" text:id="ct105553148231680">
          <text:insertion>
            <office:change-info>
              <dc:creator>Unknown Author</dc:creator>
              <dc:date>2019-08-04T22:13:30</dc:date>
            </office:change-info>
          </text:insertion>
        </text:changed-region>
        <text:changed-region xml:id="ct105553148205152" text:id="ct105553148205152">
          <text:insertion>
            <office:change-info>
              <dc:creator>Unknown Author</dc:creator>
              <dc:date>2019-08-04T21:45:42</dc:date>
            </office:change-info>
          </text:insertion>
        </text:changed-region>
        <text:changed-region xml:id="ct105553148025888" text:id="ct105553148025888">
          <text:insertion>
            <office:change-info>
              <dc:creator>Unknown Author</dc:creator>
              <dc:date>2019-08-04T21:46:02</dc:date>
            </office:change-info>
          </text:insertion>
        </text:changed-region>
        <text:changed-region xml:id="ct105553148036512" text:id="ct105553148036512">
          <text:insertion>
            <office:change-info>
              <dc:creator>Unknown Author</dc:creator>
              <dc:date>2019-08-04T21:47:12</dc:date>
            </office:change-info>
          </text:insertion>
        </text:changed-region>
        <text:changed-region xml:id="ct105553148534032" text:id="ct105553148534032">
          <text:insertion>
            <office:change-info>
              <dc:creator>Unknown Author</dc:creator>
              <dc:date>2019-08-04T21:48:28</dc:date>
            </office:change-info>
          </text:insertion>
        </text:changed-region>
        <text:changed-region xml:id="ct105553148023008" text:id="ct105553148023008">
          <text:insertion>
            <office:change-info>
              <dc:creator>Unknown Author</dc:creator>
              <dc:date>2019-08-04T21:49:00</dc:date>
            </office:change-info>
          </text:insertion>
        </text:changed-region>
        <text:changed-region xml:id="ct105553148534272" text:id="ct105553148534272">
          <text:insertion>
            <office:change-info>
              <dc:creator>Unknown Author</dc:creator>
              <dc:date>2019-08-04T21:47:12</dc:date>
            </office:change-info>
          </text:insertion>
        </text:changed-region>
        <text:changed-region xml:id="ct105553148202272" text:id="ct105553148202272">
          <text:insertion>
            <office:change-info>
              <dc:creator>Unknown Author</dc:creator>
              <dc:date>2019-08-04T22:14:33</dc:date>
            </office:change-info>
          </text:insertion>
        </text:changed-region>
        <text:changed-region xml:id="ct105553148219856" text:id="ct105553148219856">
          <text:insertion>
            <office:change-info>
              <dc:creator>Unknown Author</dc:creator>
              <dc:date>2019-08-04T22:15:03</dc:date>
            </office:change-info>
          </text:insertion>
        </text:changed-region>
        <text:changed-region xml:id="ct105553148221776" text:id="ct105553148221776">
          <text:insertion>
            <office:change-info>
              <dc:creator>Unknown Author</dc:creator>
              <dc:date>2019-08-04T22:18:00</dc:date>
            </office:change-info>
          </text:insertion>
        </text:changed-region>
        <text:changed-region xml:id="ct105553148212592" text:id="ct105553148212592">
          <text:insertion>
            <office:change-info>
              <dc:creator>Unknown Author</dc:creator>
              <dc:date>2019-08-04T22:16:28</dc:date>
            </office:change-info>
          </text:insertion>
        </text:changed-region>
        <text:changed-region xml:id="ct105553148210192" text:id="ct105553148210192">
          <text:insertion>
            <office:change-info>
              <dc:creator>Unknown Author</dc:creator>
              <dc:date>2019-08-04T22:17:11</dc:date>
            </office:change-info>
          </text:insertion>
        </text:changed-region>
        <text:changed-region xml:id="ct105553148203232" text:id="ct105553148203232">
          <text:insertion>
            <office:change-info>
              <dc:creator>Unknown Author</dc:creator>
              <dc:date>2019-08-04T22:18:38</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WIMBORNE MODEL TOWN </text:p>
      <text:p text:style-name="P5">DEVELOPMENT</text:p>
      <text:p text:style-name="P7">RIVER SYSTEM: CONTROL STRATEGY</text:p>
      <text:p text:style-name="P6">DESIGN DOCUMENT</text:p>
      <text:p text:style-name="P2">Issue <text:span text:style-name="T3">0.</text:span><text:change-start text:change-id="ct105553148657904"/><text:span text:style-name="T3">2</text:span><text:change-end text:change-id="ct105553148657904"/><text:change text:change-id="ct105553148658384"/></text:p>
      <text:p text:style-name="P4"><text:change-start text:change-id="ct105553148658144"/><text:span text:style-name="T46">4th</text:span><text:change-end text:change-id="ct105553148658144"/><text:change text:change-id="ct105553148658624"/><text:span text:style-name="T46"> </text:span>August 2019</text:p>
      <text:p text:style-name="P10"/>
      <text:p text:style-name="P10"/>
      <text:p text:style-name="P10"/>
      <text:p text:style-name="P10"/>
      <text:p text:style-name="P10"><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P9"/>
      <text:p text:style-name="P9"/>
      <text:p text:style-name="P9">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21_2006520353" text:style-name="Index_20_Link" text:visited-style-name="Index_20_Link"><text:s/>1 <text:s text:c="3"/>INTRODUCTION<text:tab/>3</text:a></text:p>
          <text:p text:style-name="P56"><text:a xlink:type="simple" xlink:href="#__RefHeading___Toc9885_716980878" text:style-name="Index_20_Link" text:visited-style-name="Index_20_Link"><text:s/>1.1 <text:s text:c="3"/>Background<text:tab/>3</text:a></text:p>
          <text:p text:style-name="P56"><text:a xlink:type="simple" xlink:href="#__RefHeading___Toc9887_716980878" text:style-name="Index_20_Link" text:visited-style-name="Index_20_Link"><text:s/>1.2 <text:s text:c="3"/>Current Status<text:tab/>3</text:a></text:p>
          <text:p text:style-name="P57"><text:a xlink:type="simple" xlink:href="#__RefHeading___Toc9889_716980878" text:style-name="Index_20_Link" text:visited-style-name="Index_20_Link"><text:s/>1.2.1 <text:s text:c="3"/>Hardware<text:tab/>3</text:a></text:p>
          <text:p text:style-name="P57"><text:a xlink:type="simple" xlink:href="#__RefHeading___Toc9891_716980878" text:style-name="Index_20_Link" text:visited-style-name="Index_20_Link"><text:s/>1.2.2 <text:s text:c="3"/>Software<text:tab/>4</text:a></text:p>
          <text:p text:style-name="P55"><text:a xlink:type="simple" xlink:href="#__RefHeading___Toc748_1623523366" text:style-name="Index_20_Link" text:visited-style-name="Index_20_Link"><text:s/>2 <text:s text:c="3"/>RELATED DOCUMENTS<text:tab/>4</text:a></text:p>
          <text:p text:style-name="P55"><text:a xlink:type="simple" xlink:href="#__RefHeading___Toc2016_2458088505" text:style-name="Index_20_Link" text:visited-style-name="Index_20_Link"><text:s/>3 <text:s text:c="3"/>CONTROL STRATEGY<text:tab/>5</text:a></text:p>
          <text:p text:style-name="P56"><text:a xlink:type="simple" xlink:href="#__RefHeading___Toc8061_3837260896" text:style-name="Index_20_Link" text:visited-style-name="Index_20_Link"><text:s/>3.1 <text:s text:c="3"/>Overall Approach<text:tab/>5</text:a></text:p>
          <text:p text:style-name="P56"><text:a xlink:type="simple" xlink:href="#__RefHeading___Toc9893_716980878" text:style-name="Index_20_Link" text:visited-style-name="Index_20_Link"><text:s/>3.2 <text:s text:c="3"/>Detailed Approach<text:tab/>6</text:a></text:p>
          <text:p text:style-name="P57"><text:a xlink:type="simple" xlink:href="#__RefHeading___Toc9895_716980878" text:style-name="Index_20_Link" text:visited-style-name="Index_20_Link"><text:s/>3.2.1 <text:s text:c="3"/>High-Level Control Algorithm in Each zone<text:tab/>6</text:a></text:p>
          <text:p text:style-name="P55"><text:a xlink:type="simple" xlink:href="#__RefHeading___Toc3080_2188177240" text:style-name="Index_20_Link" text:visited-style-name="Index_20_Link"><text:s/>4 <text:s text:c="3"/>NEW AND MODIFIED TECHNIQUES<text:tab/>8</text:a></text:p>
          <text:p text:style-name="P56"><text:a xlink:type="simple" xlink:href="#__RefHeading___Toc9897_716980878" text:style-name="Index_20_Link" text:visited-style-name="Index_20_Link"><text:s/>4.1 <text:s text:c="3"/>New Techniques<text:tab/>8</text:a></text:p>
          <text:p text:style-name="P57"><text:a xlink:type="simple" xlink:href="#__RefHeading___Toc9899_716980878" text:style-name="Index_20_Link" text:visited-style-name="Index_20_Link"><text:s/>4.1.1 <text:s text:c="3"/>Use of the Database Server<text:tab/>8</text:a></text:p>
          <text:p text:style-name="P57"><text:a xlink:type="simple" xlink:href="#__RefHeading___Toc9901_716980878" text:style-name="Index_20_Link" text:visited-style-name="Index_20_Link"><text:s/>4.1.2 <text:s text:c="3"/>State Modelling<text:tab/>8</text:a></text:p>
          <text:p text:style-name="P57"><text:a xlink:type="simple" xlink:href="#__RefHeading___Toc9903_716980878" text:style-name="Index_20_Link" text:visited-style-name="Index_20_Link"><text:s/>4.1.3 <text:s text:c="3"/>System Startup<text:tab/>9</text:a></text:p>
          <text:p text:style-name="P57"><text:a xlink:type="simple" xlink:href="#__RefHeading___Toc837_737169210" text:style-name="Index_20_Link" text:visited-style-name="Index_20_Link"><text:s/>4.1.4 <text:s text:c="3"/>System Tick<text:tab/>9</text:a></text:p>
          <text:p text:style-name="P57"><text:a xlink:type="simple" xlink:href="#__RefHeading___Toc839_737169210" text:style-name="Index_20_Link" text:visited-style-name="Index_20_Link"><text:s/>4.1.5 <text:s text:c="3"/>Watchdog Feature<text:tab/>9</text:a></text:p>
          <text:p text:style-name="P55"><text:a xlink:type="simple" xlink:href="#__RefHeading___Toc9905_716980878" text:style-name="Index_20_Link" text:visited-style-name="Index_20_Link"><text:s/>5 <text:s text:c="3"/>DEVELOPMENT ACTIVITIES TO BE CARRIED OUT<text:tab/>10</text:a></text:p>
          <text:p text:style-name="P56"><text:a xlink:type="simple" xlink:href="#__RefHeading___Toc841_737169210" text:style-name="Index_20_Link" text:visited-style-name="Index_20_Link"><text:s/>5.1 <text:s text:c="3"/>Software Framework<text:tab/>10</text:a></text:p>
          <text:p text:style-name="P57"><text:a xlink:type="simple" xlink:href="#__RefHeading___Toc843_737169210" text:style-name="Index_20_Link" text:visited-style-name="Index_20_Link"><text:s/>5.1.1 <text:s text:c="3"/>Cater for the Combined Float Switch<text:tab/>10</text:a></text:p>
          <text:p text:style-name="P57"><text:a xlink:type="simple" xlink:href="#__RefHeading___Toc845_737169210" text:style-name="Index_20_Link" text:visited-style-name="Index_20_Link"><text:s/>5.1.2 <text:s text:c="3"/>System Startup<text:tab/>10</text:a></text:p>
          <text:p text:style-name="P57"><text:a xlink:type="simple" xlink:href="#__RefHeading___Toc847_737169210" text:style-name="Index_20_Link" text:visited-style-name="Index_20_Link"><text:s/>5.1.3 <text:s text:c="3"/>State Modelling<text:tab/>10</text:a></text:p>
          <text:p text:style-name="P57"><text:a xlink:type="simple" xlink:href="#__RefHeading___Toc849_737169210" text:style-name="Index_20_Link" text:visited-style-name="Index_20_Link"><text:s/>5.1.4 <text:s text:c="3"/>Watchdog<text:tab/>10</text:a></text:p>
          <text:p text:style-name="P56"><text:a xlink:type="simple" xlink:href="#__RefHeading___Toc851_737169210" text:style-name="Index_20_Link" text:visited-style-name="Index_20_Link"><text:s/>5.2 <text:s text:c="3"/>Database Server<text:tab/>10</text:a></text:p>
          <text:p text:style-name="P57"><text:a xlink:type="simple" xlink:href="#__RefHeading___Toc853_737169210" text:style-name="Index_20_Link" text:visited-style-name="Index_20_Link"><text:s/>5.2.1 <text:s text:c="3"/>Database Schema<text:tab/>10</text:a></text:p>
          <text:p text:style-name="P57"><text:a xlink:type="simple" xlink:href="#__RefHeading___Toc855_737169210" text:style-name="Index_20_Link" text:visited-style-name="Index_20_Link"><text:s/>5.2.2 <text:s text:c="3"/>Database Construction<text:tab/>11</text:a></text:p>
          <text:p text:style-name="P56"><text:a xlink:type="simple" xlink:href="#__RefHeading___Toc857_737169210" text:style-name="Index_20_Link" text:visited-style-name="Index_20_Link"><text:s/>5.3 <text:s text:c="3"/>Integration of the Database<text:tab/>11</text:a></text:p>
          <text:p text:style-name="P57"><text:a xlink:type="simple" xlink:href="#__RefHeading___Toc859_737169210" text:style-name="Index_20_Link" text:visited-style-name="Index_20_Link"><text:s/>5.3.1 <text:s text:c="3"/>Database Interaction<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8">Table 1: Related Documents<text:tab/>4</text:p>
        </text:index-body>
      </text:table-index>
      <text:p text:style-name="Text_20_body"/>
      <text:h text:style-name="P79" text:outline-level="1"><text:bookmark-start text:name="__RefHeading___Toc121_2006520353"/>INTRODUCTION<text:bookmark-end text:name="__RefHeading___Toc121_2006520353"/></text:h>
      <text:h text:style-name="P60" text:outline-level="2"><text:bookmark-start text:name="__RefHeading___Toc9885_716980878"/>Background<text:bookmark-end text:name="__RefHeading___Toc9885_716980878"/></text:h>
      <text:p text:style-name="P22">Work on the Wimborne Model Town Water Sustainability Project has now entering its third year, and a partially working system has been realised using a number of techniques.</text:p>
      <text:p text:style-name="P11"><text:span text:style-name="T8">The r</text:span>eference<text:span text:style-name="T8">d documents in</text:span> Table 1 <text:span text:style-name="T8">below </text:span>provide a <text:span text:style-name="T8">definition of the system design and implementation at the time that this document was released.</text:span></text:p>
      <text:p text:style-name="P18">T<text:span text:style-name="T8">he aim of t</text:span>his document <text:span text:style-name="T8">is to provide an agreed approach to the control of the various devices in the system in the light of the understanding gained during the development activities over the past two years, so that the strategy may be translated into a fully working system.</text:span></text:p>
      <text:p text:style-name="P110">Reference <text:span text:style-name="T31">2.5 below provides a number of diagrams that show how the system will be physically implemented when the project is complete.</text:span><text:change-start text:change-id="ct105553148133376"/></text:p>
      <text:p text:style-name="P109">[Comment:</text:p>
      <text:p text:style-name="P109">This is a great document for making one think, I’ve jotted a few thoughts and comments<text:change-end text:change-id="ct105553148133376"/><text:change-start text:change-id="ct105553148135056"/> in this iteration just to get myself started<text:change-end text:change-id="ct105553148135056"/><text:change-start text:change-id="ct105553148244160"/>, hopefully you will find them useful.]<text:change-end text:change-id="ct105553148244160"/></text:p>
      <text:h text:style-name="P60" text:outline-level="2"><text:bookmark-start text:name="__RefHeading___Toc9887_716980878"/>Current Status<text:bookmark-end text:name="__RefHeading___Toc9887_716980878"/></text:h>
      <text:h text:style-name="Heading_20_3" text:outline-level="3"><text:bookmark-start text:name="__RefHeading___Toc9889_716980878"/>Hardware<text:bookmark-end text:name="__RefHeading___Toc9889_716980878"/></text:h>
      <text:p text:style-name="P12">With the exception of the Visitor / Staff GUI and the Database Server (a Network Attached Storage Box (NAS), <text:span text:style-name="T37">see below)</text:span>, the hardware development has largely been completed. <text:s/>It is known that the Master &amp; Remote Pi Interface for the Lady Hanham Butts Group will require enhancements to cope with additional probes, but the all device types have now been designed, built and deployed. <text:s/>The current system has now been working well for some time.</text:p>
      <text:p text:style-name="P13">At the time that this document was <text:span text:style-name="T37">written</text:span>, this system consists of:</text:p>
      <text:list xml:id="list1880001842" text:style-name="L1">
        <text:list-item>
          <text:p text:style-name="P97">Master &amp; Remote Pi Interface<text:span text:style-name="T9">s.</text:span></text:p>
          <text:list>
            <text:list-item>
              <text:p text:style-name="P98"><text:span text:style-name="T8">Master &amp; Remote Pi Interface</text:span>s are installed at:</text:p>
              <text:list>
                <text:list-item>
                  <text:p text:style-name="P98">The Sump.</text:p>
                </text:list-item>
                <text:list-item>
                  <text:p text:style-name="P98">The Wendy Street Butts.</text:p>
                </text:list-item>
                <text:list-item>
                  <text:p text:style-name="P98">The Stage Butts.</text:p>
                </text:list-item>
              </text:list>
            </text:list-item>
            <text:list-item>
              <text:p text:style-name="P98">Each <text:span text:style-name="T8">Master &amp; Remote Pi Interface </text:span>can cater for one or more <text:span text:style-name="T37">of the following peripheral devices</text:span>:</text:p>
              <text:list>
                <text:list-item>
                  <text:p text:style-name="P99">Hall-Effect Level Probe.</text:p>
                </text:list-item>
                <text:list-item>
                  <text:p text:style-name="P99">Float Switch to detect the Butts are full.</text:p>
                </text:list-item>
                <text:list-item>
                  <text:p text:style-name="P99"><text:soft-page-break/>Solid State Relay (SSR) to operate mains powered pumps.</text:p>
                </text:list-item>
              </text:list>
            </text:list-item>
          </text:list>
        </text:list-item>
        <text:list-item>
          <text:p text:style-name="P99">One Gate Valve at the Wendy Street Butts.</text:p>
        </text:list-item>
      </text:list>
      <text:h text:style-name="P67" text:outline-level="3"><text:bookmark-start text:name="__RefHeading___Toc9891_716980878"/>Software<text:bookmark-end text:name="__RefHeading___Toc9891_716980878"/></text:h>
      <text:p text:style-name="P13">The ‘Software Framework’ provides a scalable platform for expanding the current working solution to accommodate a larger system. <text:s/>Apart from the NAS Box, the Matrix Pump and (to a much lesser extent) the Lady Hanham Butts <text:span text:style-name="T8">Master &amp; Remote Pi Interface, </text:span>the software components to create this already exists.</text:p>
      <text:p text:style-name="P13">However the availability of a surplus NAS Box for the project has opened up new <text:span text:style-name="T37">possibilities</text:span> and triggered a rethink on the implementation of the code. <text:s/>One of the main reasons for producing this document is to create a good definition of how the new control strategy will work and what that means with respect to the current code.</text:p>
      <text:p text:style-name="P13">For the deployed system, measured values and control signals are passed over an Ethernet network using an implementation of sockets code. <text:s/>However, with the provision of the Database Server, an alternative strategy has been proposed and this is outline below.</text:p>
      <text:h text:style-name="P81" text:outline-level="1"><text:bookmark-start text:name="__RefHeading___Toc748_1623523366"/>RELATED DOCUMENTS<text:bookmark-end text:name="__RefHeading___Toc748_1623523366"/></text:h>
      <text:p text:style-name="P8"><text:span text:style-name="T5">The following documents are related to this</text:span> document.</text:p>
      <text:p text:style-name="P49">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47">No</text:p>
          </table:table-cell>
          <table:table-cell table:style-name="Table9.A1" office:value-type="string">
            <text:p text:style-name="P48">Requirement</text:p>
          </table:table-cell>
          <table:table-cell table:style-name="Table9.C1" office:value-type="string">
            <text:p text:style-name="P46">Iss</text:p>
          </table:table-cell>
        </table:table-row>
        <table:table-row>
          <table:table-cell table:style-name="Table9.A2" office:value-type="string">
            <text:p text:style-name="P35">1</text:p>
          </table:table-cell>
          <table:table-cell table:style-name="Table9.A2" office:value-type="string">
            <text:p text:style-name="P36">W<text:span text:style-name="T4">MT</text:span> – <text:span text:style-name="T3">Development</text:span> – <text:span text:style-name="T4">River System Software </text:span>Requirements</text:p>
          </table:table-cell>
          <table:table-cell table:style-name="Table9.C2" office:value-type="string">
            <text:p text:style-name="P37">0.<text:span text:style-name="T7">2</text:span></text:p>
          </table:table-cell>
        </table:table-row>
        <table:table-row>
          <table:table-cell table:style-name="Table9.A2" office:value-type="string">
            <text:p text:style-name="P38">2</text:p>
          </table:table-cell>
          <table:table-cell table:style-name="Table9.A2" office:value-type="string">
            <text:p text:style-name="P36">W<text:span text:style-name="T4">MT</text:span> – <text:span text:style-name="T3">Development</text:span> – <text:span text:style-name="T4">River System Phase 4 Design Document</text:span></text:p>
          </table:table-cell>
          <table:table-cell table:style-name="Table9.C2" office:value-type="string">
            <text:p text:style-name="P37">0.<text:span text:style-name="T7">5</text:span></text:p>
          </table:table-cell>
        </table:table-row>
        <table:table-row>
          <table:table-cell table:style-name="Table9.A2" office:value-type="string">
            <text:p text:style-name="P39">3</text:p>
          </table:table-cell>
          <table:table-cell table:style-name="Table9.A2" office:value-type="string">
            <text:p text:style-name="P40">WMT – Software API Documentation</text:p>
          </table:table-cell>
          <table:table-cell table:style-name="Table9.C2" office:value-type="string">
            <text:p text:style-name="P39">For software v<text:span text:style-name="T8">0.10.0</text:span> (In active development)</text:p>
          </table:table-cell>
        </table:table-row>
        <table:table-row>
          <table:table-cell table:style-name="Table9.A2" office:value-type="string">
            <text:p text:style-name="P41">4</text:p>
          </table:table-cell>
          <table:table-cell table:style-name="Table9.A2" office:value-type="string">
            <text:p text:style-name="P36">W<text:span text:style-name="T4">MT</text:span> – <text:span text:style-name="T3">Development</text:span> – <text:span text:style-name="T4">River System Phase 4 Installation Specification</text:span></text:p>
          </table:table-cell>
          <table:table-cell table:style-name="Table9.C2" office:value-type="string">
            <text:p text:style-name="P37">0.<text:span text:style-name="T8">4</text:span></text:p>
          </table:table-cell>
        </table:table-row>
        <table:table-row>
          <table:table-cell table:style-name="Table9.A2" office:value-type="string">
            <text:p text:style-name="P42">5</text:p>
          </table:table-cell>
          <table:table-cell table:style-name="Table9.A2" office:value-type="string">
            <text:p text:style-name="P43">WMT – <text:span text:style-name="T38">River System </text:span>Overall System Configuration</text:p>
          </table:table-cell>
          <table:table-cell table:style-name="Table9.C2" office:value-type="string">
            <text:p text:style-name="P42">0.10</text:p>
          </table:table-cell>
        </table:table-row>
        <table:table-row>
          <table:table-cell table:style-name="Table9.A2" office:value-type="string">
            <text:p text:style-name="P44">6</text:p>
          </table:table-cell>
          <table:table-cell table:style-name="Table9.A2" office:value-type="string">
            <text:p text:style-name="P45">WMT - River System Software Design Specification</text:p>
          </table:table-cell>
          <table:table-cell table:style-name="Table9.C2" office:value-type="string">
            <text:p text:style-name="P44">0.7</text:p>
          </table:table-cell>
        </table:table-row>
      </table:table>
      <text:p text:style-name="P33"/>
      <text:h text:style-name="P82" text:outline-level="1"><text:bookmark-start text:name="__RefHeading___Toc2016_2458088505"/>CONTROL STRATEGY<text:bookmark-end text:name="__RefHeading___Toc2016_2458088505"/></text:h>
      <text:h text:style-name="P61" text:outline-level="2"><text:bookmark-start text:name="__RefHeading___Toc8061_3837260896"/>Overall Approach<text:bookmark-end text:name="__RefHeading___Toc8061_3837260896"/></text:h>
      <text:p text:style-name="P15">The key requirement<text:span text:style-name="T23">s</text:span> of the control <text:span text:style-name="T23">systems</text:span> are:</text:p>
      <text:list xml:id="list502230120" text:style-name="L2">
        <text:list-item>
          <text:p text:style-name="P86">To only add mains water when there is no stored water available.</text:p>
        </text:list-item>
        <text:list-item>
          <text:p text:style-name="P86">To ensure that stored water is distributed efficiently to avoid overflowing when storage space is still available.</text:p>
        </text:list-item>
      </text:list>
      <text:p text:style-name="P15"><text:span text:style-name="T11">This will be achieved</text:span><text:span text:style-name="T10"> by </text:span><text:span text:style-name="T13">dividing</text:span><text:span text:style-name="T10"> the </text:span><text:span text:style-name="T13">responsibilities for </text:span><text:span text:style-name="T10">control into </text:span><text:span text:style-name="T13">zones</text:span><text:span text:style-name="T10">, so the Sump and Wendy Butts </text:span><text:span text:style-name="T13">zone </text:span><text:span text:style-name="T10">remain</text:span><text:span text:style-name="T13">s</text:span><text:span text:style-name="T10"> largely as </text:span><text:span text:style-name="T13">it is</text:span><text:span text:style-name="T10"> </text:span><text:span text:style-name="T11">in the </text:span><text:span text:style-name="T12">currently </text:span><text:span text:style-name="T11">deployed system </text:span><text:span text:style-name="T10">and the water in the Stage Butts </text:span><text:span text:style-name="T13">zone </text:span><text:span text:style-name="T10">and the Lady Hanham Butts </text:span><text:span text:style-name="T13">zone</text:span><text:span text:style-name="T10"> is controlled by their associated Pi</text:span><text:span text:style-name="T11">s, </text:span><text:span text:style-name="T12">as described below. <text:s/>Referring to Page 3 of Reference 2.5:</text:span></text:p>
      <text:list xml:id="list2420019816" text:style-name="L3">
        <text:list-item>
          <text:p text:style-name="P87">When the weather is dry, water will 'cascade down' from G1 in the Lady Hanham Butts Group to G2, then G3 and eventually G4 at the Wendy Butts. This 'cascade' would be aided by the Matrix pump.</text:p>
        </text:list-item>
        <text:list-item>
          <text:p text:style-name="P87">In extremely dry conditions, when none of the Butts Groups have water, <text:span text:style-name="T37">but before the Sump runs dry,</text:span> then a solenoid valve would allow mains water into <text:span text:style-name="T37">the Lady Hanham Butts Groups</text:span>.</text:p>
        </text:list-item>
        <text:list-item>
          <text:p text:style-name="P87">When the weather is wet, water will be pumped from G4 to G3, G2, then G1.</text:p>
        </text:list-item>
      </text:list>
      <text:list xml:id="list1138350984" text:style-name="L4">
        <text:list-header>
          <text:p text:style-name="P88">Water in the Stage Butts will be managed in a similar <text:span text:style-name="T31">(albeit simpler) </text:span>way. <text:s/><text:span text:style-name="T38">Water in the Gazebo Butts will not be part of the overall control loop and will be furnished with a manual control on the Staff GUI or will carry out automatic watering, via a soaker hose, and triggered by a moisture sensor in the soil or by a knowledge of weather conditions. <text:s/>The Gazebo Butts Group is likely to be the last system to be commissioned and advice will be sought from the gardeners as to their requirements</text:span><text:change-start text:change-id="ct105553148743184"/><text:span text:style-name="T38">.</text:span><text:change-end text:change-id="ct105553148743184"/><text:change text:change-id="ct105553148742944"/></text:p>
        </text:list-header>
      </text:list>
      <text:p text:style-name="Text_20_body"><text:change-start text:change-id="ct105553148743424"/>[Comment:</text:p>
      <text:p text:style-name="P32"><text:change-end text:change-id="ct105553148743424"/><text:change-start text:change-id="ct105553148743664"/><text:span text:style-name="T47">I’d like to understand what you mean by cascade in this usage</text:span><text:change-end text:change-id="ct105553148743664"/><text:change-start text:change-id="ct105553148743904"/><text:span text:style-name="T47">, the head of </text:span><text:span text:style-name="T49">the</text:span><text:span text:style-name="T47"> three butts groups G1, 2 and 3 only vary by around 100mm</text:span><text:change-end text:change-id="ct105553148743904"/><text:change-start text:change-id="ct105553148744144"/>.<text:change-end text:change-id="ct105553148744144"/><text:change-start text:change-id="ct105553148744384"/></text:p>
      <text:p text:style-name="P32"><text:change-end text:change-id="ct105553148744384"/><text:change-start text:change-id="ct105553148744624"/><text:span text:style-name="T47">O</text:span><text:change-end text:change-id="ct105553148744624"/><text:change-start text:change-id="ct105553148744864"/><text:span text:style-name="T47">pen</text:span><text:change-end text:change-id="ct105553148744864"/><text:change-start text:change-id="ct105553148745104"/><text:span text:style-name="T47">ing</text:span><text:change-end text:change-id="ct105553148745104"/><text:change-start text:change-id="ct105553148745344"/> V1, 2 and 3 <text:span text:style-name="T47">at the same time </text:span>would <text:change-end text:change-id="ct105553148745344"/><text:change-start text:change-id="ct105553148745584"/><text:span text:style-name="T47">cause </text:span><text:change-end text:change-id="ct105553148745584"/><text:change-start text:change-id="ct105553148745824"/>G1,2 and 3 <text:span text:style-name="T47">to equalise</text:span> to the same <text:span text:style-name="T47">water </text:span>level<text:change-end text:change-id="ct105553148745824"/><text:change-start text:change-id="ct105553148746064"/>, <text:span text:style-name="T47">but obviously leave </text:span><text:change-end text:change-id="ct105553148746064"/><text:change-start text:change-id="ct105553148746304"/><text:span text:style-name="T47">unused capacity in the higher groups.</text:span><text:change-end text:change-id="ct105553148746304"/><text:change-start text:change-id="ct105553148204432"/><text:span text:style-name="T47">]</text:span><text:change-end text:change-id="ct105553148204432"/></text:p>
      <text:h text:style-name="P66" text:outline-level="2"><text:bookmark-start text:name="__RefHeading___Toc9893_716980878"/>Detailed Approach<text:bookmark-end text:name="__RefHeading___Toc9893_716980878"/></text:h>
      <text:h text:style-name="Heading_20_3" text:outline-level="3"><text:bookmark-start text:name="__RefHeading___Toc9895_716980878"/><text:span text:style-name="T31">High-Level </text:span>Control Algorithm in Each zone<text:bookmark-end text:name="__RefHeading___Toc9895_716980878"/></text:h>
      <text:p text:style-name="P23">The control algorithms required at each Butts Group will be different because there are different devices attached to each Pi. In particular the algorithm for the Lady Hanham Butts Group will have to evaluate readings from three combined float switches and three Hall Effect Probes and then control the positions of three Gate Valves to achieve the requirements outlined above.</text:p>
      <text:p text:style-name="P24"><text:span text:style-name="T14">It is intended that a flowchart will eventually be </text:span><text:span text:style-name="T15">produced and either </text:span><text:span text:style-name="T14">included in this document </text:span><text:span text:style-name="T15">or in the Software Design Specification (Reference 2.6) </text:span><text:span text:style-name="T14">to describe the detailed design strategy for these algorithms, i</text:span><text:span text:style-name="T19">n </text:span><text:span text:style-name="T20">the meantime, </text:span><text:span text:style-name="T21">the following</text:span><text:span text:style-name="T20"> </text:span><text:span text:style-name="T21">description outlines the details.</text:span></text:p>
      <text:p text:style-name="P24"><text:span text:style-name="T21">E</text:span><text:span text:style-name="T19">ach control Pi, eg (Sump, Stage, Wendy, Lady Hanham and Gazebo</text:span><text:span text:style-name="T21">)</text:span><text:span text:style-name="T19"> will monitor and record the water levels in their </text:span><text:span text:style-name="T20">designated zone</text:span><text:span text:style-name="T19">. </text:span><text:span text:style-name="T20">T</text:span><text:span text:style-name="T19">he algorithm </text:span><text:span text:style-name="T20">for the </text:span><text:span text:style-name="T19">Sump/Wendy Butts </text:span><text:span text:style-name="T20">zone </text:span><text:span text:style-name="T19">will remain </text:span><text:span text:style-name="T21">largely </text:span><text:span text:style-name="T19">as it is </text:span><text:span text:style-name="T22">and</text:span><text:span text:style-name="T19"> the other Pis will mimic what </text:span><text:span text:style-name="T21">that zone</text:span><text:span text:style-name="T19"> does, </text:span><text:span text:style-name="T22">with enhancements as needed, eg</text:span><text:span text:style-name="T19">:</text:span></text:p>
      <text:list xml:id="list2598868513" text:style-name="L5">
        <text:list-item>
          <text:p text:style-name="P100"><text:span text:style-name="T28">In the </text:span><text:span text:style-name="T24">Stage Butts </text:span><text:span text:style-name="T28">zone </text:span><text:span text:style-name="T29">(G6)</text:span><text:span text:style-name="T28">, the </text:span><text:span text:style-name="T25">Pi </text:span><text:span text:style-name="T26">will </text:span><text:span text:style-name="T24">keep track of the water level in it's own Butts and also </text:span><text:span text:style-name="T28">of</text:span><text:span text:style-name="T24"> the level in the Wendy Butts </text:span><text:span text:style-name="T29">(G4)</text:span><text:span text:style-name="T24">:</text:span></text:p>
        </text:list-item>
      </text:list>
      <text:list xml:id="list1479390957" text:style-name="L6">
        <text:list-item>
          <text:list>
            <text:list-item>
              <text:p text:style-name="P89">If Wendy Butts are low and Stage Butts have water, <text:span text:style-name="T39">the Pi will </text:span>open the Stage <text:span text:style-name="T39">Butts </text:span>Gate Valve <text:span text:style-name="T39">(V12) </text:span>and turn on the Matrix Pump to fill the Wendy Butts, <text:span text:style-name="T32">eg pumping downwards</text:span>.</text:p>
            </text:list-item>
            <text:list-item>
              <text:p text:style-name="P90">If Wendy Butts are high and Stage Butts low, <text:span text:style-name="T39">the Pi will </text:span>open <text:span text:style-name="T39">V12</text:span> and turn on the Matrix Pump to fill the Stage Butts, <text:span text:style-name="T32">eg pumping upwards</text:span></text:p>
            </text:list-item>
            <text:list-item>
              <text:p text:style-name="P91">Once G4 has reached the desired level, then V<text:span text:style-name="T39">12</text:span> will be closed <text:span text:style-name="T39">and the Matrix Pump will be disabled</text:span>.<text:change-start text:change-id="ct105553148039152"/></text:p>
            </text:list-item>
          </text:list>
        </text:list-item>
      </text:list>
      <text:p text:style-name="P96">[Comment:</text:p>
      <text:p text:style-name="P96">Not clear how system would arbitrate betw<text:change-end text:change-id="ct105553148039152"/><text:change-start text:change-id="ct105553148200112"/>een using Stage or Lady Hanham Butts, for me Stage butts should have first dibbs.]<text:change-end text:change-id="ct105553148200112"/></text:p>
      <text:list xml:id="list222129011788229" text:continue-numbering="true" text:style-name="L6">
        <text:list-item>
          <text:p text:style-name="P101"><text:span text:style-name="T29">In the </text:span><text:span text:style-name="T24">Lady Hanham Butts </text:span><text:span text:style-name="T29">zone (G1, G2 and G3), the </text:span><text:span text:style-name="T26">Pi will </text:span><text:span text:style-name="T24">keep track of the water level in it's own Butts and also the level in the Wendy Butts </text:span><text:span text:style-name="T29">(G4)</text:span><text:span text:style-name="T24">:</text:span></text:p>
        </text:list-item>
      </text:list>
      <text:list xml:id="list2595348560" text:style-name="L7">
        <text:list-item>
          <text:list>
            <text:list-item>
              <text:p text:style-name="P92">If Wendy Butts are low and Lady Hanham Butts have water, <text:span text:style-name="T39">the Pi will </text:span>open the Lady Hanham Gate Valve(s) and turn on the Matrix Pump to fill the Wendy Butts, <text:span text:style-name="T32">eg pumping downwards</text:span>.</text:p>
              <text:list>
                <text:list-item>
                  <text:p text:style-name="P93">In order to comply with the key requirement of only adding mains water when there is no stored water available:</text:p>
                  <text:list>
                    <text:list-item>
                      <text:p text:style-name="P93">Water in G3 will be used to fill G4 by opening V3.</text:p>
                    </text:list-item>
                    <text:list-item>
                      <text:p text:style-name="P93">Then, water in G2 will be used to fill G3 by opening V2.</text:p>
                    </text:list-item>
                    <text:list-item>
                      <text:p text:style-name="P94">Then, water in G1 will be used to fill G2 by opening V1.</text:p>
                    </text:list-item>
                    <text:list-item>
                      <text:p text:style-name="P95"><text:soft-page-break/>Mains water will only be added if G1, G2 and G3 are empty and G4’<text:span text:style-name="T39">s</text:span> water level is low (eg less than 400 mm).</text:p>
                    </text:list-item>
                  </text:list>
                </text:list-item>
              </text:list>
            </text:list-item>
          </text:list>
        </text:list-item>
      </text:list>
      <text:p text:style-name="P16"/>
      <text:list xml:id="list222128762308159" text:continue-numbering="true" text:style-name="L7">
        <text:list-item>
          <text:list>
            <text:list-item>
              <text:list>
                <text:list-item>
                  <text:list>
                    <text:list-item>
                      <text:p text:style-name="P111">Once G4 has reached the desired level, then V1, V2, V3 will be closed <text:span text:style-name="T39">and the Matrix Pump will be disabled</text:span>.</text:p>
                    </text:list-item>
                  </text:list>
                </text:list-item>
              </text:list>
            </text:list-item>
            <text:list-item>
              <text:p text:style-name="P92">If Wendy Butts are high and Lady Hanham Butts low, <text:span text:style-name="T39">the Pi will </text:span>open the Lady Hanham Gate Valve(s) and turn on the Matrix Pump to fill the Lady Hanham Butts, <text:span text:style-name="T33">eg pumping upwards</text:span>.</text:p>
              <text:list>
                <text:list-item>
                  <text:p text:style-name="P93">In order to comply with the key requirement of avoiding overflowing of the system when storage space is still available:</text:p>
                  <text:list>
                    <text:list-item>
                      <text:p text:style-name="P93">Water in G4 will be used to fill G3 by opening V3</text:p>
                    </text:list-item>
                    <text:list-item>
                      <text:p text:style-name="P94">Water in G3 will be used to fill G2 by opening V2.</text:p>
                    </text:list-item>
                    <text:list-item>
                      <text:p text:style-name="P94">Water in G1 will be used to fill G2 by opening V1.</text:p>
                    </text:list-item>
                  </text:list>
                </text:list-item>
              </text:list>
            </text:list-item>
          </text:list>
        </text:list-item>
      </text:list>
      <text:p text:style-name="P17">By a system of ‘locks’, access to the key shared components, the the gate valves and pump in the Matrix Pump will be made available, see Section 4.1.1 below.</text:p>
      <text:p text:style-name="P25"><text:span text:style-name="T24">Gazebo Butts </text:span><text:span text:style-name="T27">only has to</text:span><text:span text:style-name="T24"> turn on the soaker hose when there is sufficient water and it is demanded by the Staff GUI or </text:span><text:span text:style-name="T30">by an </text:span><text:span text:style-name="T24">a</text:span><text:span text:style-name="T30">utomatic or</text:span><text:span text:style-name="T24"> timed event.</text:span></text:p>
      <text:p text:style-name="P14"><text:span text:style-name="T17">During development, the system will be tuned and </text:span><text:span text:style-name="T16">high and low </text:span><text:span text:style-name="T18">levels</text:span><text:span text:style-name="T16"> </text:span><text:span text:style-name="T17">that define ‘empty’ and ‘full’ will be set </text:span><text:span text:style-name="T16">which trigger the filling actions.</text:span></text:p>
      <text:h text:style-name="P83" text:outline-level="1"/>
      <text:h text:style-name="P84" text:outline-level="1"><text:bookmark-start text:name="__RefHeading___Toc3080_2188177240"/>NEW AND MODIFIED TECHNIQUES<text:bookmark-end text:name="__RefHeading___Toc3080_2188177240"/></text:h>
      <text:h text:style-name="P62" text:outline-level="2"><text:bookmark-start text:name="__RefHeading___Toc9897_716980878"/>New Techniques<text:bookmark-end text:name="__RefHeading___Toc9897_716980878"/></text:h>
      <text:h text:style-name="P68" text:outline-level="3"><text:bookmark-start text:name="__RefHeading___Toc9899_716980878"/>Use of the Database Server<text:bookmark-end text:name="__RefHeading___Toc9899_716980878"/></text:h>
      <text:p text:style-name="P19">As described in Section 1.2.2, the current system employs sockets code to make levels and control states available to the ‘Master Pi’ eg Sump Pi. <text:s/>Each Pi then runs an algorithm to determine when to open valves or enable pumps.</text:p>
      <text:p text:style-name="P19">This works well, but it is uncertain if it will scale well. <text:s/>The current system only includes three Master and Remote Pi Interfaces and one Gate Valve, whereas the final system will contain five Master and Remote Pi Interfaces and <text:span text:style-name="T34">eleven </text:span>Gate Valve<text:span text:style-name="T34">s. <text:s/>Furthermore each zone’s Pi will need to work independently of the others, with its decisions being based solely on the levels of water in the Butts Groups inside it’s zone and in the G4 zone.</text:span></text:p>
      <text:p text:style-name="P20">The availability of a NAS Box provides the opportunity of largely dropping the sockets code to obtain level and status data. <text:s/>Each Pi will monitor the levels, etc in it’s zone by reading sensors and writ<text:span text:style-name="T40">ing</text:span> the results to the database. <text:s/><text:span text:style-name="T40">Then, e</text:span>ach Pi will also monitor the levels in adjacent zones by reading the database. <text:s/>Using the dedicated algorithm for that zone, each Pi will then control pumps and Gate Valves to maintain the levels detailed in the previous Section <text:span text:style-name="T40">and ensure that water is always available in G4 to replenish the Sump</text:span>.</text:p>
      <text:p text:style-name="P20">Other data will also be written to the database, including:</text:p>
      <text:list xml:id="list3401152875" text:style-name="L8">
        <text:list-item>
          <text:p text:style-name="P102">Datestamp. <text:s/><text:span text:style-name="T40">This will be the time that the Pi obtained the level from the probe, so will be slightly different to the time taken by other Pis at roughly the same time.</text:span></text:p>
        </text:list-item>
        <text:list-item>
          <text:p text:style-name="P102">‘<text:span text:style-name="T40">System Tick’ to be used to synchronise readings within a time-frame.</text:span></text:p>
        </text:list-item>
        <text:list-item>
          <text:p text:style-name="P102">The current position of Gate Valves.</text:p>
        </text:list-item>
        <text:list-item>
          <text:p text:style-name="P102">The state of pumps, <text:span text:style-name="T40">eg, pumping up, pumping down and idle</text:span>.</text:p>
        </text:list-item>
      </text:list>
      <text:p text:style-name="P20">This additional date will, for example, allow a ‘lock’ condition to be implemented in the Software Framework, thus preventing another Pi from attempting to take control of the device while it is busy.</text:p>
      <text:h text:style-name="P75" text:outline-level="3"><text:bookmark-start text:name="__RefHeading___Toc9901_716980878"/>State Modelling<text:bookmark-end text:name="__RefHeading___Toc9901_716980878"/></text:h>
      <text:p text:style-name="P21">One lesson learned from the current implementation is that some state modelling will be required to optimise the system. <text:s/>As it stands, the Butts Pump will be turned on if the Sump has more than a certain amount of water and the Wendy Butts have less than a similar amount. <text:s/>Similarly, the G4 Gate Valve will be opened if the Wendy Butts have more than a certain amount of water and the <text:s/>Sump has less than a similar amount. <text:s/>The result of this is that under edge conditions, when the levels are close to the specified limits, the software tends to oscillate between pumping and opening the Gate Valve.</text:p>
      <text:p text:style-name="P50">What is really needed is that if the Sump is fairly full, the Butts Pump will be turned on until either the Butts are full or the water in the Sump falls below a much lower level. <text:s/>Similarly, the Gate Valve will be opened when the Wendy Butts are fairly full until either the Sump is full or the water in the Butts falls below a much lower level. <text:s/>To do this, it is necessary for the <text:span text:style-name="T35">direction</text:span> of the <text:span text:style-name="T41">water </text:span>level <text:span text:style-name="T41">in the vessel</text:span> to be stored in the database along with the value, <text:span text:style-name="T41">eg rising and falling</text:span>.</text:p>
      <text:h text:style-name="P69" text:outline-level="3"><text:bookmark-start text:name="__RefHeading___Toc9903_716980878"/>System Startup<text:bookmark-end text:name="__RefHeading___Toc9903_716980878"/></text:h>
      <text:p text:style-name="P21">Another lesson learned from the current implementation is that when the system boots up (after a power outage for example) there may be a significant period of time before the true level values are recorded. <text:s/>This is because the Hall Effect Probes <text:span text:style-name="T41">generate </text:span>a<text:span text:style-name="T41">n out-of-limits</text:span> value if the float is between sensors and the software <text:span text:style-name="T41">interprets this as invalid and returns</text:span> a value of 0 mm.</text:p>
      <text:p text:style-name="P21">If the Gate Valve is closed and the Butts Pump off, then it could be some hours before <text:span text:style-name="T41">the level changes in the vessel and </text:span>a true measurement is obtained. <text:s/>During this period, the system is effectively ‘out-of-control’ and wate<text:span text:style-name="T41">r</text:span> may be lost o<text:span text:style-name="T41">r</text:span> the Sump may run dry.</text:p>
      <text:p text:style-name="P21">To <text:span text:style-name="T41">help </text:span>combat this, a <text:span text:style-name="T41">Combined</text:span> Float Switch has been developed. <text:s/>This has two micro-switches; one performs the same function as the current <text:span text:style-name="T41">single action float </text:span>switch and signals the Pi when the Butts are full. <text:s/>The second <text:span text:style-name="T41">microswitch </text:span>switch <text:span text:style-name="T41">will generate a</text:span> signal <text:span text:style-name="T41">to</text:span> the Pi when the Butts are empty. <text:s/>At startup, the algorithm for that zone will check the status of these float switches and if the Butts Group is neither full or empty set the Gate Valves and <text:span text:style-name="T41">associated </text:span>Pump to move water around in the <text:span text:style-name="T41">zone. <text:s/>This will change the levels in the vessels and this will continue</text:span> until all the Hall Effect Probes are returning a realistic value. <text:s/>Where the anomaly exists in <text:span text:style-name="T36">Sump Level, the Sump Pi will turn off the Main Circulation Pump to allow water from the river to top-up the sump and trigger a reading.</text:span><text:change-start text:change-id="ct105553148028048"/></text:p>
      <text:p text:style-name="P104">[Comment:</text:p>
      <text:p text:style-name="P104">I’ll add my thoughts here <text:change-end text:change-id="ct105553148028048"/><text:change-start text:change-id="ct105553148031168"/>but will happily engage<text:change-end text:change-id="ct105553148031168"/><text:change-start text:change-id="ct105553148019408"/> in discussion on it.</text:p>
      <text:p text:style-name="P104">I like to <text:change-end text:change-id="ct105553148019408"/><text:change-start text:change-id="ct105553148207312"/><text:span text:style-name="T51">envisage that the software, somewhere, has a “picture”</text:span><text:change-end text:change-id="ct105553148207312"/><text:change-start text:change-id="ct105553148030208"/><text:span text:style-name="T51"> of the status of </text:span><text:span text:style-name="T50">the</text:span><text:span text:style-name="T51"> system, a </text:span><text:change-end text:change-id="ct105553148030208"/><text:change-start text:change-id="ct105553148018928"/><text:span text:style-name="T51">“</text:span><text:change-end text:change-id="ct105553148018928"/><text:change-start text:change-id="ct105553148024688"/><text:span text:style-name="T51">virtual system</text:span><text:change-end text:change-id="ct105553148024688"/><text:change-start text:change-id="ct105553148034528"/><text:span text:style-name="T51"> view</text:span><text:change-end text:change-id="ct105553148034528"/><text:change-start text:change-id="ct105553148029248"/><text:span text:style-name="T51">”</text:span><text:change-end text:change-id="ct105553148029248"/><text:change-start text:change-id="ct105553148026848"/><text:span text:style-name="T51"> perhaps a table, if you like, </text:span><text:change-end text:change-id="ct105553148026848"/><text:change-start text:change-id="ct105553148027328"/><text:span text:style-name="T51">showing the status of each of the bits (the device statuses) of the system which can be queried and updated.</text:span><text:change-end text:change-id="ct105553148027328"/><text:change-start text:change-id="ct105553148207552"/></text:p>
      <text:p text:style-name="P106">I also like to think of the start-up as the initial at<text:change-end text:change-id="ct105553148207552"/><text:change-start text:change-id="ct105553148032848"/>tempt to populate this “virtual system view”<text:change-end text:change-id="ct105553148032848"/><text:change-start text:change-id="ct105553148622672"/> and depending on what it contains in terms of knowns and unknowns<text:change-end text:change-id="ct105553148622672"/><text:change-start text:change-id="ct105553147997680"/> the basis for initiating approprioate actions.<text:change-end text:change-id="ct105553147997680"/><text:change-start text:change-id="ct105553148201312"/></text:p>
      <text:p text:style-name="P106">For me a state diagram for this <text:change-end text:change-id="ct105553148201312"/><text:change-start text:change-id="ct105553148517888"/><text:span text:style-name="T52">start-up phase would be invaluable.</text:span><text:change-end text:change-id="ct105553148517888"/><text:change-start text:change-id="ct105553148622432"/></text:p>
      <text:p text:style-name="P107">In words it would go something like this:</text:p>
      <text:p text:style-name="P107"><text:change-end text:change-id="ct105553148622432"/><text:change-start text:change-id="ct105553148182528"/>On start-up assume nothing is known ie clear all virtual device status<text:change-end text:change-id="ct105553148182528"/><text:change-start text:change-id="ct105553148182768"/>es.</text:p>
      <text:p text:style-name="P107">Ensure all valves and pumps are closed / off.</text:p>
      <text:p text:style-name="P107">Poll each RPi and poplute <text:change-end text:change-id="ct105553148182768"/><text:change-start text:change-id="ct105553148204912"/>the <text:change-end text:change-id="ct105553148204912"/><text:change-start text:change-id="ct105553148204192"/>vistual system view with what is known: probe readings, if present and float switch sta<text:change-end text:change-id="ct105553148204192"/><text:change-start text:change-id="ct105553148673264"/>tus<text:change-end text:change-id="ct105553148673264"/><text:change-start text:change-id="ct105553148201792"/>.</text:p>
      <text:p text:style-name="P107"><text:soft-page-break/>Then based on what is known <text:span text:style-name="T53">or not </text:span>and starting with the Sump / Wendy Butts <text:change-end text:change-id="ct105553148201792"/><text:change-start text:change-id="ct105553148029968"/><text:span text:style-name="T53">zone </text:span><text:change-end text:change-id="ct105553148029968"/><text:change-start text:change-id="ct105553148199392"/>populate the “virtual system view” with <text:change-end text:change-id="ct105553148199392"/><text:change-start text:change-id="ct105553148622192"/><text:span text:style-name="T53">actual system status by moving water around</text:span>.<text:change-end text:change-id="ct105553148622192"/><text:change-start text:change-id="ct105553148231680"/><text:span text:style-name="T53">]</text:span><text:change-end text:change-id="ct105553148231680"/></text:p>
      <text:h text:style-name="P70" text:outline-level="3"><text:bookmark-start text:name="__RefHeading___Toc837_737169210"/>System Tick<text:bookmark-end text:name="__RefHeading___Toc837_737169210"/></text:h>
      <text:p text:style-name="P26">The System Tick is generated by the ‘Master Pi’ (Sump Pi) and is currently unused in the deployed system. <text:s/>In the new system Sump Pi will generate a number that increments over an agreed interval that is less than the shortest reading interval, eg 10 seconds. <text:s/>This number will be made available to the other Pis, either by being written to a know record in the database or via the sockets code. <text:s/>If the former solution is selected then the value will be overwritten each time the new number is generated.</text:p>
      <text:p text:style-name="P26">Each Pi will read this number and write it to each record written to the database.</text:p>
      <text:h text:style-name="P71" text:outline-level="3"><text:bookmark-start text:name="__RefHeading___Toc839_737169210"/>Watchdog Feature<text:bookmark-end text:name="__RefHeading___Toc839_737169210"/></text:h>
      <text:p text:style-name="P28">A ‘Watchdog will be implemented in each Pi to generate a status record in the database on a regular basis so that other devices in the system can identify faults and attempt to heal them. <text:s/>If the Watchdog fails and the failing Pi detects it, then it will itself trigger a reboot. <text:s/>If the Watchdog fails and the failing Pi is unable to do this, then a reboot will be triggered externally and if this fails then a general fault alert generated.</text:p>
      <text:h text:style-name="P80" text:outline-level="1"><text:bookmark-start text:name="__RefHeading___Toc9905_716980878"/>DEVELOPMENT ACTIVITIES TO BE CARRIED OUT<text:bookmark-end text:name="__RefHeading___Toc9905_716980878"/></text:h>
      <text:p text:style-name="P27">The activities detailed below will all be needed to realise the completed solution. <text:s/>They can be carried out in any order, but have been written on a logical progression.</text:p>
      <text:h text:style-name="P63" text:outline-level="2"><text:bookmark-start text:name="__RefHeading___Toc841_737169210"/>Software Framework<text:bookmark-end text:name="__RefHeading___Toc841_737169210"/></text:h>
      <text:h text:style-name="Heading_20_3" text:outline-level="3"><text:bookmark-start text:name="__RefHeading___Toc843_737169210"/>Cater for the <text:span text:style-name="T42">Combined Float Switch</text:span><text:bookmark-end text:name="__RefHeading___Toc843_737169210"/></text:h>
      <text:p text:style-name="P27">After the necessary hardware modifications to the <text:s/><text:span text:style-name="T8">Master &amp; Remote Pi Interface </text:span>have been completed, the signal from the new switch will be pulled-up and routed to an additional GPIO Pin. <text:s/>The new switch is wired internally to generate a low when the vessel has water and a high when it doesn’t. <text:s/>This new capability will need supporting.</text:p>
      <text:h text:style-name="P72" text:outline-level="3"><text:bookmark-start text:name="__RefHeading___Toc845_737169210"/>System Startup<text:bookmark-end text:name="__RefHeading___Toc845_737169210"/></text:h>
      <text:p text:style-name="P27">Code to implement the strategy described in Section 4.1.3 above will need to be incorporated and run when the system is first booted.<text:change-start text:change-id="ct105553148205152"/></text:p>
      <text:p text:style-name="P104">[Comment:</text:p>
      <text:p text:style-name="P104"><text:change-end text:change-id="ct105553148205152"/><text:change-start text:change-id="ct105553148025888"/>Given we have a solution to this, ie probe waggling, I’d be inclined to move this down the priority lis<text:change-end text:change-id="ct105553148025888"/><text:change-start text:change-id="ct105553148036512"/>t but I have views on it<text:change-end text:change-id="ct105553148036512"/><text:change-start text:change-id="ct105553148534032"/>’s implementation / role as d<text:change-end text:change-id="ct105553148534032"/><text:change-start text:change-id="ct105553148023008"/>escribed above.<text:change-end text:change-id="ct105553148023008"/><text:change-start text:change-id="ct105553148534272"/>]<text:change-end text:change-id="ct105553148534272"/></text:p>
      <text:h text:style-name="P72" text:outline-level="3"><text:bookmark-start text:name="__RefHeading___Toc847_737169210"/>State Modelling<text:bookmark-end text:name="__RefHeading___Toc847_737169210"/></text:h>
      <text:p text:style-name="P27">The current algorithms (encapsulated in the do_control_logic() function in the deployed system) will require updating to detect whether the level in the vessel is rising or falling.</text:p>
      <text:h text:style-name="P71" text:outline-level="3"><text:bookmark-start text:name="__RefHeading___Toc849_737169210"/>Watchdog<text:bookmark-end text:name="__RefHeading___Toc849_737169210"/></text:h>
      <text:p text:style-name="P28">This is a completely new capability and may well be left until the main algorithms are functioning correctly. <text:s/>However, it should be implemented as soon as possible after that to improve the fail-over performance and to alert the WMT Staff when a fault occurs that cannot be self-healed.</text:p>
      <text:h text:style-name="P64" text:outline-level="2"><text:bookmark-start text:name="__RefHeading___Toc851_737169210"/>Database Server<text:bookmark-end text:name="__RefHeading___Toc851_737169210"/></text:h>
      <text:p text:style-name="P28">A significant amount of work has already been completed on preparing the NAS Box to provide the database capability required. <text:s/>The following activities need to be completed:</text:p>
      <text:h text:style-name="P73" text:outline-level="3"><text:bookmark-start text:name="__RefHeading___Toc853_737169210"/>Database Schema<text:bookmark-end text:name="__RefHeading___Toc853_737169210"/></text:h>
      <text:p text:style-name="P108">The database schema will be developed and agreed before building the system. <text:s/>The format of this schema is TBD, but a simple table or diagram may suffice. <text:s/>The use of <text:span text:style-name="T43">free online tools might also be a possibility, such as mySQL Workbench from Oracle (it requires an Oracle account, but it’s free to download.</text:span><text:change-start text:change-id="ct105553148202272"/></text:p>
      <text:p text:style-name="P109">[As outlined above I’d love to see a <text:change-end text:change-id="ct105553148202272"/><text:change-start text:change-id="ct105553148219856"/>something which would provide a view of each device in the <text:s/><text:soft-page-break/>system at each “tick” in time<text:change-end text:change-id="ct105553148219856"/><text:change-start text:change-id="ct105553148221776"/>, w<text:change-end text:change-id="ct105553148221776"/><text:change-start text:change-id="ct105553148212592"/>ith the ability to quer<text:change-end text:change-id="ct105553148212592"/><text:change-start text:change-id="ct105553148210192"/>y and create reports on any aspect of that status <text:span text:style-name="T48">across</text:span> time intervals<text:change-end text:change-id="ct105553148210192"/><text:change-start text:change-id="ct105553148203232"/>.]<text:change-end text:change-id="ct105553148203232"/></text:p>
      <text:p text:style-name="P34"/>
      <text:p text:style-name="P51">It is not envisaged that the schema would be particularly complex and would probably consist of the following Records, <text:span text:style-name="T44">structured to provide the required content and using the standard</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Record <text:span text:style-name="T44">Type</text:span></text:p>
          </table:table-cell>
          <table:table-cell table:style-name="Table1.A1" office:value-type="string">
            <text:p text:style-name="P53">Identity</text:p>
          </table:table-cell>
          <table:table-cell table:style-name="Table1.A1" office:value-type="string">
            <text:p text:style-name="P54">DateStamp</text:p>
          </table:table-cell>
          <table:table-cell table:style-name="Table1.A1" office:value-type="string">
            <text:p text:style-name="P54">System Tick</text:p>
          </table:table-cell>
          <table:table-cell table:style-name="Table1.E1" office:value-type="string">
            <text:p text:style-name="P54">Value</text:p>
          </table:table-cell>
        </table:table-row>
        <table:table-row>
          <table:table-cell table:style-name="Table1.A2" office:value-type="string">
            <text:p text:style-name="P54">Hall Effect Probe</text:p>
          </table:table-cell>
          <table:table-cell table:style-name="Table1.A2" office:value-type="string">
            <text:p text:style-name="P54">SUMP:M0</text:p>
          </table:table-cell>
          <table:table-cell table:style-name="Table1.A2" office:value-type="string">
            <text:p text:style-name="P59">2019-08-01 11:30:42</text:p>
          </table:table-cell>
          <table:table-cell table:style-name="Table1.A2" office:value-type="string">
            <text:p text:style-name="P54">123456</text:p>
          </table:table-cell>
          <table:table-cell table:style-name="Table1.E2" office:value-type="string">
            <text:p text:style-name="P54">450</text:p>
          </table:table-cell>
        </table:table-row>
        <table:table-row>
          <table:table-cell table:style-name="Table1.A2" office:value-type="string">
            <text:p text:style-name="P54">Hall Effect Probe</text:p>
          </table:table-cell>
          <table:table-cell table:style-name="Table1.A2" office:value-type="string">
            <text:p text:style-name="P54">G4:M0</text:p>
          </table:table-cell>
          <table:table-cell table:style-name="Table1.A2" office:value-type="string">
            <text:p text:style-name="P59">2019-08-01 11:30:51</text:p>
          </table:table-cell>
          <table:table-cell table:style-name="Table1.A2" office:value-type="string">
            <text:p text:style-name="P54">123456</text:p>
          </table:table-cell>
          <table:table-cell table:style-name="Table1.E2" office:value-type="string">
            <text:p text:style-name="P54">450</text:p>
          </table:table-cell>
        </table:table-row>
        <table:table-row>
          <table:table-cell table:style-name="Table1.A2" office:value-type="string">
            <text:p text:style-name="P54">Gate Valve</text:p>
          </table:table-cell>
          <table:table-cell table:style-name="Table1.A2" office:value-type="string">
            <text:p text:style-name="P54">V4</text:p>
          </table:table-cell>
          <table:table-cell table:style-name="Table1.A2" office:value-type="string">
            <text:p text:style-name="P59">2019-08-01 11:31:21</text:p>
          </table:table-cell>
          <table:table-cell table:style-name="Table1.A2" office:value-type="string">
            <text:p text:style-name="P54">123456</text:p>
          </table:table-cell>
          <table:table-cell table:style-name="Table1.E2" office:value-type="string">
            <text:p text:style-name="P54">20</text:p>
          </table:table-cell>
        </table:table-row>
        <table:table-row>
          <table:table-cell table:style-name="Table1.A2" office:value-type="string">
            <text:p text:style-name="P54">etc</text:p>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
      <text:p text:style-name="P29"/>
      <text:p text:style-name="P30">Other schema elements may be required.</text:p>
      <text:h text:style-name="P74" text:outline-level="3"><text:bookmark-start text:name="__RefHeading___Toc855_737169210"/>Database Construction<text:bookmark-end text:name="__RefHeading___Toc855_737169210"/></text:h>
      <text:p text:style-name="P30">Using the agreed schema, the database will be constructed to provide all of the records and elements needed.</text:p>
      <text:h text:style-name="P65" text:outline-level="2"><text:bookmark-start text:name="__RefHeading___Toc857_737169210"/>Integration of the Database<text:bookmark-end text:name="__RefHeading___Toc857_737169210"/></text:h>
      <text:h text:style-name="Heading_20_3" text:outline-level="3"><text:bookmark-start text:name="__RefHeading___Toc859_737169210"/>Database Interaction<text:bookmark-end text:name="__RefHeading___Toc859_737169210"/></text:h>
      <text:p text:style-name="P28"><text:span text:style-name="T44">Once the database schema has been used to construct the database, t</text:span>he <text:span text:style-name="T44">Software Framework</text:span> code will require modification <text:span text:style-name="T45">so that the measured values and device status strings are written to </text:span>the database rather than the sockets layer.</text:p>
      <text:p text:style-name="P31">Integration will then be required before the complete system is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color="#000000" style:font-name="Liberation Serif1" fo:font-family="'Liberation Serif'" style:font-style-name="Regular"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writing-mode="lr-tb">
        <style:tab-stops/>
      </style:paragraph-properties>
      <style:text-properties style:font-name="Arial1" fo:font-family="Arial" style:font-style-name="Bold" style:font-family-generic="swiss" style:font-pitch="variable"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writing-mode="lr-tb"/>
      <style:text-properties style:font-name="Arial1" fo:font-family="Arial" style:font-style-name="Bold" style:font-family-generic="swiss" style:font-pitch="variable" fo:font-size="115%" fo:font-weight="bold" officeooo:rsid="0019b3e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writing-mode="lr-tb">
        <style:tab-stops/>
      </style:paragraph-properties>
      <style:text-properties style:font-name="Arial1" fo:font-family="Arial" style:font-style-name="Bold" style:font-family-generic="swiss" style:font-pitch="variable"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Arial1" fo:font-family="Arial" style:font-style-name="Bold" style:font-family-generic="swiss"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style:font-name="Arial1" fo:font-family="Arial" style:font-style-name="Bold" style:font-family-generic="swiss" style:font-pitch="variable" fo:font-size="8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writing-mode="lr-tb"/>
      <style:text-properties style:font-name="Arial2" fo:font-family="Arial" style:font-style-name="Bold Italic" style:font-family-generic="swiss" style:font-pitch="variable"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writing-mode="lr-tb"/>
      <style:text-properties style:font-name="Arial1" fo:font-family="Arial" style:font-style-name="Bold" style:font-family-generic="swiss" style:font-pitch="variable" fo:font-size="80%"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lr-tb"/>
      <style:text-properties style:font-name="Arial2" fo:font-family="Arial" style:font-style-name="Bold Italic" style:font-family-generic="swiss" style:font-pitch="variable" fo:font-size="80%"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lr-tb"/>
      <style:text-properties style:font-name="Arial1" fo:font-family="Arial" style:font-style-name="Bold" style:font-family-generic="swiss" style:font-pitch="variable" fo:font-size="7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margin-left="0cm" fo:margin-right="0cm" fo:margin-top="0.101cm" fo:margin-bottom="0.101cm" loext:contextual-spacing="false" fo:text-align="start" style:justify-single-word="false" fo:text-indent="0cm" style:auto-text-indent="false"/>
      <style:text-properties fo:color="#000000" style:font-name="Liberation Serif1" fo:font-family="'Liberation Serif'" style:font-style-name="Regular" style:font-family-generic="roman" style:font-pitch="variable" fo:font-size="12pt" fo:font-style="normal" style:font-weight-complex="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Control Strategy</text:span><text:tab/><text:tab/><text:page-number text:select-page="current">14</text:page-number> <text:span text:style-name="MT2">Of </text:span><text:span text:style-name="MT2"><text:page-count>14</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04T22:21:26.933634211</dc:date>
    <meta:editing-duration>P1DT9H10M12S</meta:editing-duration>
    <meta:editing-cycles>205</meta:editing-cycles>
    <meta:generator>LibreOffice_Vanilla/6.2.5.0$MacOSX_X86_64 LibreOffice_project/9883e6d6b2d958db6253e7b973987bb92094bd0d</meta:generator>
    <dc:title>WMR 2016/17 Design</dc:title>
    <meta:print-date>2016-10-09T11:34:43.033570699</meta:print-date>
    <meta:document-statistic meta:table-count="2" meta:image-count="1" meta:object-count="0" meta:page-count="14" meta:paragraph-count="210" meta:word-count="3436" meta:character-count="19514" meta:non-whitespace-character-count="16133"/>
  </office:meta>
</office:document-meta>
</file>